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int_number</text:p>
          </table:table-cell>
          <table:table-cell office:value-type="string" calcext:value-type="string">
            <text:p>point_code</text:p>
          </table:table-cell>
          <table:table-cell office:value-type="string" calcext:value-type="string">
            <text:p>code as sequence</text:p>
          </table:table-cell>
          <table:table-cell/>
          <table:table-cell office:value-type="string" calcext:value-type="string">
            <text:p>first 12 points labeled with let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INDEX([.$A$2:.$A$13];MATCH(LEFT([.B2];1);[.$B$2:.$B$13];0))&amp;&quot;,&quot;&amp;SUBSTITUTE(SUBSTITUTE(SUBSTITUTE(SUBSTITUTE(RIGHT([.B2];LEN([.B2])-1);&quot;0&quot;;&quot;0,&quot;);&quot;1&quot;;&quot;1,&quot;);&quot;2&quot;;&quot;2,&quot;);&quot;3&quot;;&quot;3,&quot;)" office:value-type="string" office:string-value="0," calcext:value-type="string">
            <text:p>0,</text:p>
          </table:table-cell>
          <table:table-cell/>
          <table:table-cell office:value-type="string" calcext:value-type="string">
            <text:p>children labeled based on the sequence of operations from their parent (1 = left, 2 = down-left, 3 = down, 0 = no move)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INDEX([.$A$2:.$A$13];MATCH(LEFT([.B3];1);[.$B$2:.$B$13];0))&amp;&quot;,&quot;&amp;SUBSTITUTE(SUBSTITUTE(SUBSTITUTE(SUBSTITUTE(RIGHT([.B3];LEN([.B3])-1);&quot;0&quot;;&quot;0,&quot;);&quot;1&quot;;&quot;1,&quot;);&quot;2&quot;;&quot;2,&quot;);&quot;3&quot;;&quot;3,&quot;)" office:value-type="string" office:string-value="1," calcext:value-type="string">
            <text:p>1,</text:p>
          </table:table-cell>
          <table:table-cell/>
          <table:table-cell office:value-type="string" calcext:value-type="string">
            <text:p>0 will never be the last in a code since all children are born in a direction from their parent, but it can arise if a parent gives birth again in a later generation than the one right after its own birth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INDEX([.$A$2:.$A$13];MATCH(LEFT([.B4];1);[.$B$2:.$B$13];0))&amp;&quot;,&quot;&amp;SUBSTITUTE(SUBSTITUTE(SUBSTITUTE(SUBSTITUTE(RIGHT([.B4];LEN([.B4])-1);&quot;0&quot;;&quot;0,&quot;);&quot;1&quot;;&quot;1,&quot;);&quot;2&quot;;&quot;2,&quot;);&quot;3&quot;;&quot;3,&quot;)" office:value-type="string" office:string-value="2," calcext:value-type="string">
            <text:p>2,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INDEX([.$A$2:.$A$13];MATCH(LEFT([.B5];1);[.$B$2:.$B$13];0))&amp;&quot;,&quot;&amp;SUBSTITUTE(SUBSTITUTE(SUBSTITUTE(SUBSTITUTE(RIGHT([.B5];LEN([.B5])-1);&quot;0&quot;;&quot;0,&quot;);&quot;1&quot;;&quot;1,&quot;);&quot;2&quot;;&quot;2,&quot;);&quot;3&quot;;&quot;3,&quot;)" office:value-type="string" office:string-value="3," calcext:value-type="string">
            <text:p>3,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INDEX([.$A$2:.$A$13];MATCH(LEFT([.B6];1);[.$B$2:.$B$13];0))&amp;&quot;,&quot;&amp;SUBSTITUTE(SUBSTITUTE(SUBSTITUTE(SUBSTITUTE(RIGHT([.B6];LEN([.B6])-1);&quot;0&quot;;&quot;0,&quot;);&quot;1&quot;;&quot;1,&quot;);&quot;2&quot;;&quot;2,&quot;);&quot;3&quot;;&quot;3,&quot;)" office:value-type="string" office:string-value="4," calcext:value-type="string">
            <text:p>4,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INDEX([.$A$2:.$A$13];MATCH(LEFT([.B7];1);[.$B$2:.$B$13];0))&amp;&quot;,&quot;&amp;SUBSTITUTE(SUBSTITUTE(SUBSTITUTE(SUBSTITUTE(RIGHT([.B7];LEN([.B7])-1);&quot;0&quot;;&quot;0,&quot;);&quot;1&quot;;&quot;1,&quot;);&quot;2&quot;;&quot;2,&quot;);&quot;3&quot;;&quot;3,&quot;)" office:value-type="string" office:string-value="5," calcext:value-type="string">
            <text:p>5,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formula="of:=INDEX([.$A$2:.$A$13];MATCH(LEFT([.B8];1);[.$B$2:.$B$13];0))&amp;&quot;,&quot;&amp;SUBSTITUTE(SUBSTITUTE(SUBSTITUTE(SUBSTITUTE(RIGHT([.B8];LEN([.B8])-1);&quot;0&quot;;&quot;0,&quot;);&quot;1&quot;;&quot;1,&quot;);&quot;2&quot;;&quot;2,&quot;);&quot;3&quot;;&quot;3,&quot;)" office:value-type="string" office:string-value="6," calcext:value-type="string">
            <text:p>6,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INDEX([.$A$2:.$A$13];MATCH(LEFT([.B9];1);[.$B$2:.$B$13];0))&amp;&quot;,&quot;&amp;SUBSTITUTE(SUBSTITUTE(SUBSTITUTE(SUBSTITUTE(RIGHT([.B9];LEN([.B9])-1);&quot;0&quot;;&quot;0,&quot;);&quot;1&quot;;&quot;1,&quot;);&quot;2&quot;;&quot;2,&quot;);&quot;3&quot;;&quot;3,&quot;)" office:value-type="string" office:string-value="7," calcext:value-type="string">
            <text:p>7,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formula="of:=INDEX([.$A$2:.$A$13];MATCH(LEFT([.B10];1);[.$B$2:.$B$13];0))&amp;&quot;,&quot;&amp;SUBSTITUTE(SUBSTITUTE(SUBSTITUTE(SUBSTITUTE(RIGHT([.B10];LEN([.B10])-1);&quot;0&quot;;&quot;0,&quot;);&quot;1&quot;;&quot;1,&quot;);&quot;2&quot;;&quot;2,&quot;);&quot;3&quot;;&quot;3,&quot;)" office:value-type="string" office:string-value="8," calcext:value-type="string">
            <text:p>8,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formula="of:=INDEX([.$A$2:.$A$13];MATCH(LEFT([.B11];1);[.$B$2:.$B$13];0))&amp;&quot;,&quot;&amp;SUBSTITUTE(SUBSTITUTE(SUBSTITUTE(SUBSTITUTE(RIGHT([.B11];LEN([.B11])-1);&quot;0&quot;;&quot;0,&quot;);&quot;1&quot;;&quot;1,&quot;);&quot;2&quot;;&quot;2,&quot;);&quot;3&quot;;&quot;3,&quot;)" office:value-type="string" office:string-value="9," calcext:value-type="string">
            <text:p>9,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INDEX([.$A$2:.$A$13];MATCH(LEFT([.B12];1);[.$B$2:.$B$13];0))&amp;&quot;,&quot;&amp;SUBSTITUTE(SUBSTITUTE(SUBSTITUTE(SUBSTITUTE(RIGHT([.B12];LEN([.B12])-1);&quot;0&quot;;&quot;0,&quot;);&quot;1&quot;;&quot;1,&quot;);&quot;2&quot;;&quot;2,&quot;);&quot;3&quot;;&quot;3,&quot;)" office:value-type="string" office:string-value="10," calcext:value-type="string">
            <text:p>10,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formula="of:=INDEX([.$A$2:.$A$13];MATCH(LEFT([.B13];1);[.$B$2:.$B$13];0))&amp;&quot;,&quot;&amp;SUBSTITUTE(SUBSTITUTE(SUBSTITUTE(SUBSTITUTE(RIGHT([.B13];LEN([.B13])-1);&quot;0&quot;;&quot;0,&quot;);&quot;1&quot;;&quot;1,&quot;);&quot;2&quot;;&quot;2,&quot;);&quot;3&quot;;&quot;3,&quot;)" office:value-type="string" office:string-value="11," calcext:value-type="string">
            <text:p>11,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C1</text:p>
          </table:table-cell>
          <table:table-cell table:formula="of:=INDEX([.$A$2:.$A$13];MATCH(LEFT([.B14];1);[.$B$2:.$B$13];0))&amp;&quot;,&quot;&amp;SUBSTITUTE(SUBSTITUTE(SUBSTITUTE(SUBSTITUTE(RIGHT([.B14];LEN([.B14])-1);&quot;0&quot;;&quot;0,&quot;);&quot;1&quot;;&quot;1,&quot;);&quot;2&quot;;&quot;2,&quot;);&quot;3&quot;;&quot;3,&quot;)" office:value-type="string" office:string-value="2,1," calcext:value-type="string">
            <text:p>2,1,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C2</text:p>
          </table:table-cell>
          <table:table-cell table:formula="of:=INDEX([.$A$2:.$A$13];MATCH(LEFT([.B15];1);[.$B$2:.$B$13];0))&amp;&quot;,&quot;&amp;SUBSTITUTE(SUBSTITUTE(SUBSTITUTE(SUBSTITUTE(RIGHT([.B15];LEN([.B15])-1);&quot;0&quot;;&quot;0,&quot;);&quot;1&quot;;&quot;1,&quot;);&quot;2&quot;;&quot;2,&quot;);&quot;3&quot;;&quot;3,&quot;)" office:value-type="string" office:string-value="2,2," calcext:value-type="string">
            <text:p>2,2,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table:formula="of:=INDEX([.$A$2:.$A$13];MATCH(LEFT([.B16];1);[.$B$2:.$B$13];0))&amp;&quot;,&quot;&amp;SUBSTITUTE(SUBSTITUTE(SUBSTITUTE(SUBSTITUTE(RIGHT([.B16];LEN([.B16])-1);&quot;0&quot;;&quot;0,&quot;);&quot;1&quot;;&quot;1,&quot;);&quot;2&quot;;&quot;2,&quot;);&quot;3&quot;;&quot;3,&quot;)" office:value-type="string" office:string-value="2,3," calcext:value-type="string">
            <text:p>2,3,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D1</text:p>
          </table:table-cell>
          <table:table-cell table:formula="of:=INDEX([.$A$2:.$A$13];MATCH(LEFT([.B17];1);[.$B$2:.$B$13];0))&amp;&quot;,&quot;&amp;SUBSTITUTE(SUBSTITUTE(SUBSTITUTE(SUBSTITUTE(RIGHT([.B17];LEN([.B17])-1);&quot;0&quot;;&quot;0,&quot;);&quot;1&quot;;&quot;1,&quot;);&quot;2&quot;;&quot;2,&quot;);&quot;3&quot;;&quot;3,&quot;)" office:value-type="string" office:string-value="3,1," calcext:value-type="string">
            <text:p>3,1,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D2</text:p>
          </table:table-cell>
          <table:table-cell table:formula="of:=INDEX([.$A$2:.$A$13];MATCH(LEFT([.B18];1);[.$B$2:.$B$13];0))&amp;&quot;,&quot;&amp;SUBSTITUTE(SUBSTITUTE(SUBSTITUTE(SUBSTITUTE(RIGHT([.B18];LEN([.B18])-1);&quot;0&quot;;&quot;0,&quot;);&quot;1&quot;;&quot;1,&quot;);&quot;2&quot;;&quot;2,&quot;);&quot;3&quot;;&quot;3,&quot;)" office:value-type="string" office:string-value="3,2," calcext:value-type="string">
            <text:p>3,2,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D3</text:p>
          </table:table-cell>
          <table:table-cell table:formula="of:=INDEX([.$A$2:.$A$13];MATCH(LEFT([.B19];1);[.$B$2:.$B$13];0))&amp;&quot;,&quot;&amp;SUBSTITUTE(SUBSTITUTE(SUBSTITUTE(SUBSTITUTE(RIGHT([.B19];LEN([.B19])-1);&quot;0&quot;;&quot;0,&quot;);&quot;1&quot;;&quot;1,&quot;);&quot;2&quot;;&quot;2,&quot;);&quot;3&quot;;&quot;3,&quot;)" office:value-type="string" office:string-value="3,3," calcext:value-type="string">
            <text:p>3,3,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E1</text:p>
          </table:table-cell>
          <table:table-cell table:formula="of:=INDEX([.$A$2:.$A$13];MATCH(LEFT([.B20];1);[.$B$2:.$B$13];0))&amp;&quot;,&quot;&amp;SUBSTITUTE(SUBSTITUTE(SUBSTITUTE(SUBSTITUTE(RIGHT([.B20];LEN([.B20])-1);&quot;0&quot;;&quot;0,&quot;);&quot;1&quot;;&quot;1,&quot;);&quot;2&quot;;&quot;2,&quot;);&quot;3&quot;;&quot;3,&quot;)" office:value-type="string" office:string-value="4,1," calcext:value-type="string">
            <text:p>4,1,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E2</text:p>
          </table:table-cell>
          <table:table-cell table:formula="of:=INDEX([.$A$2:.$A$13];MATCH(LEFT([.B21];1);[.$B$2:.$B$13];0))&amp;&quot;,&quot;&amp;SUBSTITUTE(SUBSTITUTE(SUBSTITUTE(SUBSTITUTE(RIGHT([.B21];LEN([.B21])-1);&quot;0&quot;;&quot;0,&quot;);&quot;1&quot;;&quot;1,&quot;);&quot;2&quot;;&quot;2,&quot;);&quot;3&quot;;&quot;3,&quot;)" office:value-type="string" office:string-value="4,2," calcext:value-type="string">
            <text:p>4,2,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E3</text:p>
          </table:table-cell>
          <table:table-cell table:formula="of:=INDEX([.$A$2:.$A$13];MATCH(LEFT([.B22];1);[.$B$2:.$B$13];0))&amp;&quot;,&quot;&amp;SUBSTITUTE(SUBSTITUTE(SUBSTITUTE(SUBSTITUTE(RIGHT([.B22];LEN([.B22])-1);&quot;0&quot;;&quot;0,&quot;);&quot;1&quot;;&quot;1,&quot;);&quot;2&quot;;&quot;2,&quot;);&quot;3&quot;;&quot;3,&quot;)" office:value-type="string" office:string-value="4,3," calcext:value-type="string">
            <text:p>4,3,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F1</text:p>
          </table:table-cell>
          <table:table-cell table:formula="of:=INDEX([.$A$2:.$A$13];MATCH(LEFT([.B23];1);[.$B$2:.$B$13];0))&amp;&quot;,&quot;&amp;SUBSTITUTE(SUBSTITUTE(SUBSTITUTE(SUBSTITUTE(RIGHT([.B23];LEN([.B23])-1);&quot;0&quot;;&quot;0,&quot;);&quot;1&quot;;&quot;1,&quot;);&quot;2&quot;;&quot;2,&quot;);&quot;3&quot;;&quot;3,&quot;)" office:value-type="string" office:string-value="5,1," calcext:value-type="string">
            <text:p>5,1,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F2</text:p>
          </table:table-cell>
          <table:table-cell table:formula="of:=INDEX([.$A$2:.$A$13];MATCH(LEFT([.B24];1);[.$B$2:.$B$13];0))&amp;&quot;,&quot;&amp;SUBSTITUTE(SUBSTITUTE(SUBSTITUTE(SUBSTITUTE(RIGHT([.B24];LEN([.B24])-1);&quot;0&quot;;&quot;0,&quot;);&quot;1&quot;;&quot;1,&quot;);&quot;2&quot;;&quot;2,&quot;);&quot;3&quot;;&quot;3,&quot;)" office:value-type="string" office:string-value="5,2," calcext:value-type="string">
            <text:p>5,2,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F3</text:p>
          </table:table-cell>
          <table:table-cell table:formula="of:=INDEX([.$A$2:.$A$13];MATCH(LEFT([.B25];1);[.$B$2:.$B$13];0))&amp;&quot;,&quot;&amp;SUBSTITUTE(SUBSTITUTE(SUBSTITUTE(SUBSTITUTE(RIGHT([.B25];LEN([.B25])-1);&quot;0&quot;;&quot;0,&quot;);&quot;1&quot;;&quot;1,&quot;);&quot;2&quot;;&quot;2,&quot;);&quot;3&quot;;&quot;3,&quot;)" office:value-type="string" office:string-value="5,3," calcext:value-type="string">
            <text:p>5,3,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G1</text:p>
          </table:table-cell>
          <table:table-cell table:formula="of:=INDEX([.$A$2:.$A$13];MATCH(LEFT([.B26];1);[.$B$2:.$B$13];0))&amp;&quot;,&quot;&amp;SUBSTITUTE(SUBSTITUTE(SUBSTITUTE(SUBSTITUTE(RIGHT([.B26];LEN([.B26])-1);&quot;0&quot;;&quot;0,&quot;);&quot;1&quot;;&quot;1,&quot;);&quot;2&quot;;&quot;2,&quot;);&quot;3&quot;;&quot;3,&quot;)" office:value-type="string" office:string-value="6,1," calcext:value-type="string">
            <text:p>6,1,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G2</text:p>
          </table:table-cell>
          <table:table-cell table:formula="of:=INDEX([.$A$2:.$A$13];MATCH(LEFT([.B27];1);[.$B$2:.$B$13];0))&amp;&quot;,&quot;&amp;SUBSTITUTE(SUBSTITUTE(SUBSTITUTE(SUBSTITUTE(RIGHT([.B27];LEN([.B27])-1);&quot;0&quot;;&quot;0,&quot;);&quot;1&quot;;&quot;1,&quot;);&quot;2&quot;;&quot;2,&quot;);&quot;3&quot;;&quot;3,&quot;)" office:value-type="string" office:string-value="6,2," calcext:value-type="string">
            <text:p>6,2,</text:p>
          </table:table-cell>
          <table:table-cell table:number-columns-repeated="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G3</text:p>
          </table:table-cell>
          <table:table-cell table:formula="of:=INDEX([.$A$2:.$A$13];MATCH(LEFT([.B28];1);[.$B$2:.$B$13];0))&amp;&quot;,&quot;&amp;SUBSTITUTE(SUBSTITUTE(SUBSTITUTE(SUBSTITUTE(RIGHT([.B28];LEN([.B28])-1);&quot;0&quot;;&quot;0,&quot;);&quot;1&quot;;&quot;1,&quot;);&quot;2&quot;;&quot;2,&quot;);&quot;3&quot;;&quot;3,&quot;)" office:value-type="string" office:string-value="6,3," calcext:value-type="string">
            <text:p>6,3,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H1</text:p>
          </table:table-cell>
          <table:table-cell table:formula="of:=INDEX([.$A$2:.$A$13];MATCH(LEFT([.B29];1);[.$B$2:.$B$13];0))&amp;&quot;,&quot;&amp;SUBSTITUTE(SUBSTITUTE(SUBSTITUTE(SUBSTITUTE(RIGHT([.B29];LEN([.B29])-1);&quot;0&quot;;&quot;0,&quot;);&quot;1&quot;;&quot;1,&quot;);&quot;2&quot;;&quot;2,&quot;);&quot;3&quot;;&quot;3,&quot;)" office:value-type="string" office:string-value="7,1," calcext:value-type="string">
            <text:p>7,1,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H2</text:p>
          </table:table-cell>
          <table:table-cell table:formula="of:=INDEX([.$A$2:.$A$13];MATCH(LEFT([.B30];1);[.$B$2:.$B$13];0))&amp;&quot;,&quot;&amp;SUBSTITUTE(SUBSTITUTE(SUBSTITUTE(SUBSTITUTE(RIGHT([.B30];LEN([.B30])-1);&quot;0&quot;;&quot;0,&quot;);&quot;1&quot;;&quot;1,&quot;);&quot;2&quot;;&quot;2,&quot;);&quot;3&quot;;&quot;3,&quot;)" office:value-type="string" office:string-value="7,2," calcext:value-type="string">
            <text:p>7,2,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H3</text:p>
          </table:table-cell>
          <table:table-cell table:formula="of:=INDEX([.$A$2:.$A$13];MATCH(LEFT([.B31];1);[.$B$2:.$B$13];0))&amp;&quot;,&quot;&amp;SUBSTITUTE(SUBSTITUTE(SUBSTITUTE(SUBSTITUTE(RIGHT([.B31];LEN([.B31])-1);&quot;0&quot;;&quot;0,&quot;);&quot;1&quot;;&quot;1,&quot;);&quot;2&quot;;&quot;2,&quot;);&quot;3&quot;;&quot;3,&quot;)" office:value-type="string" office:string-value="7,3," calcext:value-type="string">
            <text:p>7,3,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I1</text:p>
          </table:table-cell>
          <table:table-cell table:formula="of:=INDEX([.$A$2:.$A$13];MATCH(LEFT([.B32];1);[.$B$2:.$B$13];0))&amp;&quot;,&quot;&amp;SUBSTITUTE(SUBSTITUTE(SUBSTITUTE(SUBSTITUTE(RIGHT([.B32];LEN([.B32])-1);&quot;0&quot;;&quot;0,&quot;);&quot;1&quot;;&quot;1,&quot;);&quot;2&quot;;&quot;2,&quot;);&quot;3&quot;;&quot;3,&quot;)" office:value-type="string" office:string-value="8,1," calcext:value-type="string">
            <text:p>8,1,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I2</text:p>
          </table:table-cell>
          <table:table-cell table:formula="of:=INDEX([.$A$2:.$A$13];MATCH(LEFT([.B33];1);[.$B$2:.$B$13];0))&amp;&quot;,&quot;&amp;SUBSTITUTE(SUBSTITUTE(SUBSTITUTE(SUBSTITUTE(RIGHT([.B33];LEN([.B33])-1);&quot;0&quot;;&quot;0,&quot;);&quot;1&quot;;&quot;1,&quot;);&quot;2&quot;;&quot;2,&quot;);&quot;3&quot;;&quot;3,&quot;)" office:value-type="string" office:string-value="8,2," calcext:value-type="string">
            <text:p>8,2,</text:p>
          </table:table-cell>
          <table:table-cell table:number-columns-repeated="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I3</text:p>
          </table:table-cell>
          <table:table-cell table:formula="of:=INDEX([.$A$2:.$A$13];MATCH(LEFT([.B34];1);[.$B$2:.$B$13];0))&amp;&quot;,&quot;&amp;SUBSTITUTE(SUBSTITUTE(SUBSTITUTE(SUBSTITUTE(RIGHT([.B34];LEN([.B34])-1);&quot;0&quot;;&quot;0,&quot;);&quot;1&quot;;&quot;1,&quot;);&quot;2&quot;;&quot;2,&quot;);&quot;3&quot;;&quot;3,&quot;)" office:value-type="string" office:string-value="8,3," calcext:value-type="string">
            <text:p>8,3,</text:p>
          </table:table-cell>
          <table:table-cell table:number-columns-repeated="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table:formula="of:=INDEX([.$A$2:.$A$13];MATCH(LEFT([.B35];1);[.$B$2:.$B$13];0))&amp;&quot;,&quot;&amp;SUBSTITUTE(SUBSTITUTE(SUBSTITUTE(SUBSTITUTE(RIGHT([.B35];LEN([.B35])-1);&quot;0&quot;;&quot;0,&quot;);&quot;1&quot;;&quot;1,&quot;);&quot;2&quot;;&quot;2,&quot;);&quot;3&quot;;&quot;3,&quot;)" office:value-type="string" office:string-value="9,1," calcext:value-type="string">
            <text:p>9,1,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table:formula="of:=INDEX([.$A$2:.$A$13];MATCH(LEFT([.B36];1);[.$B$2:.$B$13];0))&amp;&quot;,&quot;&amp;SUBSTITUTE(SUBSTITUTE(SUBSTITUTE(SUBSTITUTE(RIGHT([.B36];LEN([.B36])-1);&quot;0&quot;;&quot;0,&quot;);&quot;1&quot;;&quot;1,&quot;);&quot;2&quot;;&quot;2,&quot;);&quot;3&quot;;&quot;3,&quot;)" office:value-type="string" office:string-value="9,2," calcext:value-type="string">
            <text:p>9,2,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J3</text:p>
          </table:table-cell>
          <table:table-cell table:formula="of:=INDEX([.$A$2:.$A$13];MATCH(LEFT([.B37];1);[.$B$2:.$B$13];0))&amp;&quot;,&quot;&amp;SUBSTITUTE(SUBSTITUTE(SUBSTITUTE(SUBSTITUTE(RIGHT([.B37];LEN([.B37])-1);&quot;0&quot;;&quot;0,&quot;);&quot;1&quot;;&quot;1,&quot;);&quot;2&quot;;&quot;2,&quot;);&quot;3&quot;;&quot;3,&quot;)" office:value-type="string" office:string-value="9,3," calcext:value-type="string">
            <text:p>9,3,</text:p>
          </table:table-cell>
          <table:table-cell table:number-columns-repeated="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K1</text:p>
          </table:table-cell>
          <table:table-cell table:formula="of:=INDEX([.$A$2:.$A$13];MATCH(LEFT([.B38];1);[.$B$2:.$B$13];0))&amp;&quot;,&quot;&amp;SUBSTITUTE(SUBSTITUTE(SUBSTITUTE(SUBSTITUTE(RIGHT([.B38];LEN([.B38])-1);&quot;0&quot;;&quot;0,&quot;);&quot;1&quot;;&quot;1,&quot;);&quot;2&quot;;&quot;2,&quot;);&quot;3&quot;;&quot;3,&quot;)" office:value-type="string" office:string-value="10,1," calcext:value-type="string">
            <text:p>10,1,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K2</text:p>
          </table:table-cell>
          <table:table-cell table:formula="of:=INDEX([.$A$2:.$A$13];MATCH(LEFT([.B39];1);[.$B$2:.$B$13];0))&amp;&quot;,&quot;&amp;SUBSTITUTE(SUBSTITUTE(SUBSTITUTE(SUBSTITUTE(RIGHT([.B39];LEN([.B39])-1);&quot;0&quot;;&quot;0,&quot;);&quot;1&quot;;&quot;1,&quot;);&quot;2&quot;;&quot;2,&quot;);&quot;3&quot;;&quot;3,&quot;)" office:value-type="string" office:string-value="10,2," calcext:value-type="string">
            <text:p>10,2,</text:p>
          </table:table-cell>
          <table:table-cell table:number-columns-repeated="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K3</text:p>
          </table:table-cell>
          <table:table-cell table:formula="of:=INDEX([.$A$2:.$A$13];MATCH(LEFT([.B40];1);[.$B$2:.$B$13];0))&amp;&quot;,&quot;&amp;SUBSTITUTE(SUBSTITUTE(SUBSTITUTE(SUBSTITUTE(RIGHT([.B40];LEN([.B40])-1);&quot;0&quot;;&quot;0,&quot;);&quot;1&quot;;&quot;1,&quot;);&quot;2&quot;;&quot;2,&quot;);&quot;3&quot;;&quot;3,&quot;)" office:value-type="string" office:string-value="10,3," calcext:value-type="string">
            <text:p>10,3,</text:p>
          </table:table-cell>
          <table:table-cell table:number-columns-repeated="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L1</text:p>
          </table:table-cell>
          <table:table-cell table:formula="of:=INDEX([.$A$2:.$A$13];MATCH(LEFT([.B41];1);[.$B$2:.$B$13];0))&amp;&quot;,&quot;&amp;SUBSTITUTE(SUBSTITUTE(SUBSTITUTE(SUBSTITUTE(RIGHT([.B41];LEN([.B41])-1);&quot;0&quot;;&quot;0,&quot;);&quot;1&quot;;&quot;1,&quot;);&quot;2&quot;;&quot;2,&quot;);&quot;3&quot;;&quot;3,&quot;)" office:value-type="string" office:string-value="11,1," calcext:value-type="string">
            <text:p>11,1,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L2</text:p>
          </table:table-cell>
          <table:table-cell table:formula="of:=INDEX([.$A$2:.$A$13];MATCH(LEFT([.B42];1);[.$B$2:.$B$13];0))&amp;&quot;,&quot;&amp;SUBSTITUTE(SUBSTITUTE(SUBSTITUTE(SUBSTITUTE(RIGHT([.B42];LEN([.B42])-1);&quot;0&quot;;&quot;0,&quot;);&quot;1&quot;;&quot;1,&quot;);&quot;2&quot;;&quot;2,&quot;);&quot;3&quot;;&quot;3,&quot;)" office:value-type="string" office:string-value="11,2," calcext:value-type="string">
            <text:p>11,2,</text:p>
          </table:table-cell>
          <table:table-cell table:number-columns-repeated="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L3</text:p>
          </table:table-cell>
          <table:table-cell table:formula="of:=INDEX([.$A$2:.$A$13];MATCH(LEFT([.B43];1);[.$B$2:.$B$13];0))&amp;&quot;,&quot;&amp;SUBSTITUTE(SUBSTITUTE(SUBSTITUTE(SUBSTITUTE(RIGHT([.B43];LEN([.B43])-1);&quot;0&quot;;&quot;0,&quot;);&quot;1&quot;;&quot;1,&quot;);&quot;2&quot;;&quot;2,&quot;);&quot;3&quot;;&quot;3,&quot;)" office:value-type="string" office:string-value="11,3," calcext:value-type="string">
            <text:p>11,3,</text:p>
          </table:table-cell>
          <table:table-cell table:number-columns-repeated="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C01</text:p>
          </table:table-cell>
          <table:table-cell table:formula="of:=INDEX([.$A$2:.$A$13];MATCH(LEFT([.B44];1);[.$B$2:.$B$13];0))&amp;&quot;,&quot;&amp;SUBSTITUTE(SUBSTITUTE(SUBSTITUTE(SUBSTITUTE(RIGHT([.B44];LEN([.B44])-1);&quot;0&quot;;&quot;0,&quot;);&quot;1&quot;;&quot;1,&quot;);&quot;2&quot;;&quot;2,&quot;);&quot;3&quot;;&quot;3,&quot;)" office:value-type="string" office:string-value="2,0,1," calcext:value-type="string">
            <text:p>2,0,1,</text:p>
          </table:table-cell>
          <table:table-cell table:number-columns-repeated="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C02</text:p>
          </table:table-cell>
          <table:table-cell table:formula="of:=INDEX([.$A$2:.$A$13];MATCH(LEFT([.B45];1);[.$B$2:.$B$13];0))&amp;&quot;,&quot;&amp;SUBSTITUTE(SUBSTITUTE(SUBSTITUTE(SUBSTITUTE(RIGHT([.B45];LEN([.B45])-1);&quot;0&quot;;&quot;0,&quot;);&quot;1&quot;;&quot;1,&quot;);&quot;2&quot;;&quot;2,&quot;);&quot;3&quot;;&quot;3,&quot;)" office:value-type="string" office:string-value="2,0,2," calcext:value-type="string">
            <text:p>2,0,2,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C03</text:p>
          </table:table-cell>
          <table:table-cell table:formula="of:=INDEX([.$A$2:.$A$13];MATCH(LEFT([.B46];1);[.$B$2:.$B$13];0))&amp;&quot;,&quot;&amp;SUBSTITUTE(SUBSTITUTE(SUBSTITUTE(SUBSTITUTE(RIGHT([.B46];LEN([.B46])-1);&quot;0&quot;;&quot;0,&quot;);&quot;1&quot;;&quot;1,&quot;);&quot;2&quot;;&quot;2,&quot;);&quot;3&quot;;&quot;3,&quot;)" office:value-type="string" office:string-value="2,0,3," calcext:value-type="string">
            <text:p>2,0,3,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D01</text:p>
          </table:table-cell>
          <table:table-cell table:formula="of:=INDEX([.$A$2:.$A$13];MATCH(LEFT([.B47];1);[.$B$2:.$B$13];0))&amp;&quot;,&quot;&amp;SUBSTITUTE(SUBSTITUTE(SUBSTITUTE(SUBSTITUTE(RIGHT([.B47];LEN([.B47])-1);&quot;0&quot;;&quot;0,&quot;);&quot;1&quot;;&quot;1,&quot;);&quot;2&quot;;&quot;2,&quot;);&quot;3&quot;;&quot;3,&quot;)" office:value-type="string" office:string-value="3,0,1," calcext:value-type="string">
            <text:p>3,0,1,</text:p>
          </table:table-cell>
          <table:table-cell table:number-columns-repeated="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D02</text:p>
          </table:table-cell>
          <table:table-cell table:formula="of:=INDEX([.$A$2:.$A$13];MATCH(LEFT([.B48];1);[.$B$2:.$B$13];0))&amp;&quot;,&quot;&amp;SUBSTITUTE(SUBSTITUTE(SUBSTITUTE(SUBSTITUTE(RIGHT([.B48];LEN([.B48])-1);&quot;0&quot;;&quot;0,&quot;);&quot;1&quot;;&quot;1,&quot;);&quot;2&quot;;&quot;2,&quot;);&quot;3&quot;;&quot;3,&quot;)" office:value-type="string" office:string-value="3,0,2," calcext:value-type="string">
            <text:p>3,0,2,</text:p>
          </table:table-cell>
          <table:table-cell table:number-columns-repeated="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D03</text:p>
          </table:table-cell>
          <table:table-cell table:formula="of:=INDEX([.$A$2:.$A$13];MATCH(LEFT([.B49];1);[.$B$2:.$B$13];0))&amp;&quot;,&quot;&amp;SUBSTITUTE(SUBSTITUTE(SUBSTITUTE(SUBSTITUTE(RIGHT([.B49];LEN([.B49])-1);&quot;0&quot;;&quot;0,&quot;);&quot;1&quot;;&quot;1,&quot;);&quot;2&quot;;&quot;2,&quot;);&quot;3&quot;;&quot;3,&quot;)" office:value-type="string" office:string-value="3,0,3," calcext:value-type="string">
            <text:p>3,0,3,</text:p>
          </table:table-cell>
          <table:table-cell table:number-columns-repeated="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E01</text:p>
          </table:table-cell>
          <table:table-cell table:formula="of:=INDEX([.$A$2:.$A$13];MATCH(LEFT([.B50];1);[.$B$2:.$B$13];0))&amp;&quot;,&quot;&amp;SUBSTITUTE(SUBSTITUTE(SUBSTITUTE(SUBSTITUTE(RIGHT([.B50];LEN([.B50])-1);&quot;0&quot;;&quot;0,&quot;);&quot;1&quot;;&quot;1,&quot;);&quot;2&quot;;&quot;2,&quot;);&quot;3&quot;;&quot;3,&quot;)" office:value-type="string" office:string-value="4,0,1," calcext:value-type="string">
            <text:p>4,0,1,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E02</text:p>
          </table:table-cell>
          <table:table-cell table:formula="of:=INDEX([.$A$2:.$A$13];MATCH(LEFT([.B51];1);[.$B$2:.$B$13];0))&amp;&quot;,&quot;&amp;SUBSTITUTE(SUBSTITUTE(SUBSTITUTE(SUBSTITUTE(RIGHT([.B51];LEN([.B51])-1);&quot;0&quot;;&quot;0,&quot;);&quot;1&quot;;&quot;1,&quot;);&quot;2&quot;;&quot;2,&quot;);&quot;3&quot;;&quot;3,&quot;)" office:value-type="string" office:string-value="4,0,2," calcext:value-type="string">
            <text:p>4,0,2,</text:p>
          </table:table-cell>
          <table:table-cell table:number-columns-repeated="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E03</text:p>
          </table:table-cell>
          <table:table-cell table:formula="of:=INDEX([.$A$2:.$A$13];MATCH(LEFT([.B52];1);[.$B$2:.$B$13];0))&amp;&quot;,&quot;&amp;SUBSTITUTE(SUBSTITUTE(SUBSTITUTE(SUBSTITUTE(RIGHT([.B52];LEN([.B52])-1);&quot;0&quot;;&quot;0,&quot;);&quot;1&quot;;&quot;1,&quot;);&quot;2&quot;;&quot;2,&quot;);&quot;3&quot;;&quot;3,&quot;)" office:value-type="string" office:string-value="4,0,3," calcext:value-type="string">
            <text:p>4,0,3,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F01</text:p>
          </table:table-cell>
          <table:table-cell table:formula="of:=INDEX([.$A$2:.$A$13];MATCH(LEFT([.B53];1);[.$B$2:.$B$13];0))&amp;&quot;,&quot;&amp;SUBSTITUTE(SUBSTITUTE(SUBSTITUTE(SUBSTITUTE(RIGHT([.B53];LEN([.B53])-1);&quot;0&quot;;&quot;0,&quot;);&quot;1&quot;;&quot;1,&quot;);&quot;2&quot;;&quot;2,&quot;);&quot;3&quot;;&quot;3,&quot;)" office:value-type="string" office:string-value="5,0,1," calcext:value-type="string">
            <text:p>5,0,1,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F02</text:p>
          </table:table-cell>
          <table:table-cell table:formula="of:=INDEX([.$A$2:.$A$13];MATCH(LEFT([.B54];1);[.$B$2:.$B$13];0))&amp;&quot;,&quot;&amp;SUBSTITUTE(SUBSTITUTE(SUBSTITUTE(SUBSTITUTE(RIGHT([.B54];LEN([.B54])-1);&quot;0&quot;;&quot;0,&quot;);&quot;1&quot;;&quot;1,&quot;);&quot;2&quot;;&quot;2,&quot;);&quot;3&quot;;&quot;3,&quot;)" office:value-type="string" office:string-value="5,0,2," calcext:value-type="string">
            <text:p>5,0,2,</text:p>
          </table:table-cell>
          <table:table-cell table:number-columns-repeated="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F03</text:p>
          </table:table-cell>
          <table:table-cell table:formula="of:=INDEX([.$A$2:.$A$13];MATCH(LEFT([.B55];1);[.$B$2:.$B$13];0))&amp;&quot;,&quot;&amp;SUBSTITUTE(SUBSTITUTE(SUBSTITUTE(SUBSTITUTE(RIGHT([.B55];LEN([.B55])-1);&quot;0&quot;;&quot;0,&quot;);&quot;1&quot;;&quot;1,&quot;);&quot;2&quot;;&quot;2,&quot;);&quot;3&quot;;&quot;3,&quot;)" office:value-type="string" office:string-value="5,0,3," calcext:value-type="string">
            <text:p>5,0,3,</text:p>
          </table:table-cell>
          <table:table-cell table:number-columns-repeated="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G01</text:p>
          </table:table-cell>
          <table:table-cell table:formula="of:=INDEX([.$A$2:.$A$13];MATCH(LEFT([.B56];1);[.$B$2:.$B$13];0))&amp;&quot;,&quot;&amp;SUBSTITUTE(SUBSTITUTE(SUBSTITUTE(SUBSTITUTE(RIGHT([.B56];LEN([.B56])-1);&quot;0&quot;;&quot;0,&quot;);&quot;1&quot;;&quot;1,&quot;);&quot;2&quot;;&quot;2,&quot;);&quot;3&quot;;&quot;3,&quot;)" office:value-type="string" office:string-value="6,0,1," calcext:value-type="string">
            <text:p>6,0,1,</text:p>
          </table:table-cell>
          <table:table-cell table:number-columns-repeated="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G02</text:p>
          </table:table-cell>
          <table:table-cell table:formula="of:=INDEX([.$A$2:.$A$13];MATCH(LEFT([.B57];1);[.$B$2:.$B$13];0))&amp;&quot;,&quot;&amp;SUBSTITUTE(SUBSTITUTE(SUBSTITUTE(SUBSTITUTE(RIGHT([.B57];LEN([.B57])-1);&quot;0&quot;;&quot;0,&quot;);&quot;1&quot;;&quot;1,&quot;);&quot;2&quot;;&quot;2,&quot;);&quot;3&quot;;&quot;3,&quot;)" office:value-type="string" office:string-value="6,0,2," calcext:value-type="string">
            <text:p>6,0,2,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G03</text:p>
          </table:table-cell>
          <table:table-cell table:formula="of:=INDEX([.$A$2:.$A$13];MATCH(LEFT([.B58];1);[.$B$2:.$B$13];0))&amp;&quot;,&quot;&amp;SUBSTITUTE(SUBSTITUTE(SUBSTITUTE(SUBSTITUTE(RIGHT([.B58];LEN([.B58])-1);&quot;0&quot;;&quot;0,&quot;);&quot;1&quot;;&quot;1,&quot;);&quot;2&quot;;&quot;2,&quot;);&quot;3&quot;;&quot;3,&quot;)" office:value-type="string" office:string-value="6,0,3," calcext:value-type="string">
            <text:p>6,0,3,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H01</text:p>
          </table:table-cell>
          <table:table-cell table:formula="of:=INDEX([.$A$2:.$A$13];MATCH(LEFT([.B59];1);[.$B$2:.$B$13];0))&amp;&quot;,&quot;&amp;SUBSTITUTE(SUBSTITUTE(SUBSTITUTE(SUBSTITUTE(RIGHT([.B59];LEN([.B59])-1);&quot;0&quot;;&quot;0,&quot;);&quot;1&quot;;&quot;1,&quot;);&quot;2&quot;;&quot;2,&quot;);&quot;3&quot;;&quot;3,&quot;)" office:value-type="string" office:string-value="7,0,1," calcext:value-type="string">
            <text:p>7,0,1,</text:p>
          </table:table-cell>
          <table:table-cell table:number-columns-repeated="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H02</text:p>
          </table:table-cell>
          <table:table-cell table:formula="of:=INDEX([.$A$2:.$A$13];MATCH(LEFT([.B60];1);[.$B$2:.$B$13];0))&amp;&quot;,&quot;&amp;SUBSTITUTE(SUBSTITUTE(SUBSTITUTE(SUBSTITUTE(RIGHT([.B60];LEN([.B60])-1);&quot;0&quot;;&quot;0,&quot;);&quot;1&quot;;&quot;1,&quot;);&quot;2&quot;;&quot;2,&quot;);&quot;3&quot;;&quot;3,&quot;)" office:value-type="string" office:string-value="7,0,2," calcext:value-type="string">
            <text:p>7,0,2,</text:p>
          </table:table-cell>
          <table:table-cell table:number-columns-repeated="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H03</text:p>
          </table:table-cell>
          <table:table-cell table:formula="of:=INDEX([.$A$2:.$A$13];MATCH(LEFT([.B61];1);[.$B$2:.$B$13];0))&amp;&quot;,&quot;&amp;SUBSTITUTE(SUBSTITUTE(SUBSTITUTE(SUBSTITUTE(RIGHT([.B61];LEN([.B61])-1);&quot;0&quot;;&quot;0,&quot;);&quot;1&quot;;&quot;1,&quot;);&quot;2&quot;;&quot;2,&quot;);&quot;3&quot;;&quot;3,&quot;)" office:value-type="string" office:string-value="7,0,3," calcext:value-type="string">
            <text:p>7,0,3,</text:p>
          </table:table-cell>
          <table:table-cell table:number-columns-repeated="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I01</text:p>
          </table:table-cell>
          <table:table-cell table:formula="of:=INDEX([.$A$2:.$A$13];MATCH(LEFT([.B62];1);[.$B$2:.$B$13];0))&amp;&quot;,&quot;&amp;SUBSTITUTE(SUBSTITUTE(SUBSTITUTE(SUBSTITUTE(RIGHT([.B62];LEN([.B62])-1);&quot;0&quot;;&quot;0,&quot;);&quot;1&quot;;&quot;1,&quot;);&quot;2&quot;;&quot;2,&quot;);&quot;3&quot;;&quot;3,&quot;)" office:value-type="string" office:string-value="8,0,1," calcext:value-type="string">
            <text:p>8,0,1,</text:p>
          </table:table-cell>
          <table:table-cell table:number-columns-repeated="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I02</text:p>
          </table:table-cell>
          <table:table-cell table:formula="of:=INDEX([.$A$2:.$A$13];MATCH(LEFT([.B63];1);[.$B$2:.$B$13];0))&amp;&quot;,&quot;&amp;SUBSTITUTE(SUBSTITUTE(SUBSTITUTE(SUBSTITUTE(RIGHT([.B63];LEN([.B63])-1);&quot;0&quot;;&quot;0,&quot;);&quot;1&quot;;&quot;1,&quot;);&quot;2&quot;;&quot;2,&quot;);&quot;3&quot;;&quot;3,&quot;)" office:value-type="string" office:string-value="8,0,2," calcext:value-type="string">
            <text:p>8,0,2,</text:p>
          </table:table-cell>
          <table:table-cell table:number-columns-repeated="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I03</text:p>
          </table:table-cell>
          <table:table-cell table:formula="of:=INDEX([.$A$2:.$A$13];MATCH(LEFT([.B64];1);[.$B$2:.$B$13];0))&amp;&quot;,&quot;&amp;SUBSTITUTE(SUBSTITUTE(SUBSTITUTE(SUBSTITUTE(RIGHT([.B64];LEN([.B64])-1);&quot;0&quot;;&quot;0,&quot;);&quot;1&quot;;&quot;1,&quot;);&quot;2&quot;;&quot;2,&quot;);&quot;3&quot;;&quot;3,&quot;)" office:value-type="string" office:string-value="8,0,3," calcext:value-type="string">
            <text:p>8,0,3,</text:p>
          </table:table-cell>
          <table:table-cell table:number-columns-repeated="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J01</text:p>
          </table:table-cell>
          <table:table-cell table:formula="of:=INDEX([.$A$2:.$A$13];MATCH(LEFT([.B65];1);[.$B$2:.$B$13];0))&amp;&quot;,&quot;&amp;SUBSTITUTE(SUBSTITUTE(SUBSTITUTE(SUBSTITUTE(RIGHT([.B65];LEN([.B65])-1);&quot;0&quot;;&quot;0,&quot;);&quot;1&quot;;&quot;1,&quot;);&quot;2&quot;;&quot;2,&quot;);&quot;3&quot;;&quot;3,&quot;)" office:value-type="string" office:string-value="9,0,1," calcext:value-type="string">
            <text:p>9,0,1,</text:p>
          </table:table-cell>
          <table:table-cell table:number-columns-repeated="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J02</text:p>
          </table:table-cell>
          <table:table-cell table:formula="of:=INDEX([.$A$2:.$A$13];MATCH(LEFT([.B66];1);[.$B$2:.$B$13];0))&amp;&quot;,&quot;&amp;SUBSTITUTE(SUBSTITUTE(SUBSTITUTE(SUBSTITUTE(RIGHT([.B66];LEN([.B66])-1);&quot;0&quot;;&quot;0,&quot;);&quot;1&quot;;&quot;1,&quot;);&quot;2&quot;;&quot;2,&quot;);&quot;3&quot;;&quot;3,&quot;)" office:value-type="string" office:string-value="9,0,2," calcext:value-type="string">
            <text:p>9,0,2,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J03</text:p>
          </table:table-cell>
          <table:table-cell table:formula="of:=INDEX([.$A$2:.$A$13];MATCH(LEFT([.B67];1);[.$B$2:.$B$13];0))&amp;&quot;,&quot;&amp;SUBSTITUTE(SUBSTITUTE(SUBSTITUTE(SUBSTITUTE(RIGHT([.B67];LEN([.B67])-1);&quot;0&quot;;&quot;0,&quot;);&quot;1&quot;;&quot;1,&quot;);&quot;2&quot;;&quot;2,&quot;);&quot;3&quot;;&quot;3,&quot;)" office:value-type="string" office:string-value="9,0,3," calcext:value-type="string">
            <text:p>9,0,3,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K01</text:p>
          </table:table-cell>
          <table:table-cell table:formula="of:=INDEX([.$A$2:.$A$13];MATCH(LEFT([.B68];1);[.$B$2:.$B$13];0))&amp;&quot;,&quot;&amp;SUBSTITUTE(SUBSTITUTE(SUBSTITUTE(SUBSTITUTE(RIGHT([.B68];LEN([.B68])-1);&quot;0&quot;;&quot;0,&quot;);&quot;1&quot;;&quot;1,&quot;);&quot;2&quot;;&quot;2,&quot;);&quot;3&quot;;&quot;3,&quot;)" office:value-type="string" office:string-value="10,0,1," calcext:value-type="string">
            <text:p>10,0,1,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K02</text:p>
          </table:table-cell>
          <table:table-cell table:formula="of:=INDEX([.$A$2:.$A$13];MATCH(LEFT([.B69];1);[.$B$2:.$B$13];0))&amp;&quot;,&quot;&amp;SUBSTITUTE(SUBSTITUTE(SUBSTITUTE(SUBSTITUTE(RIGHT([.B69];LEN([.B69])-1);&quot;0&quot;;&quot;0,&quot;);&quot;1&quot;;&quot;1,&quot;);&quot;2&quot;;&quot;2,&quot;);&quot;3&quot;;&quot;3,&quot;)" office:value-type="string" office:string-value="10,0,2," calcext:value-type="string">
            <text:p>10,0,2,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K03</text:p>
          </table:table-cell>
          <table:table-cell table:formula="of:=INDEX([.$A$2:.$A$13];MATCH(LEFT([.B70];1);[.$B$2:.$B$13];0))&amp;&quot;,&quot;&amp;SUBSTITUTE(SUBSTITUTE(SUBSTITUTE(SUBSTITUTE(RIGHT([.B70];LEN([.B70])-1);&quot;0&quot;;&quot;0,&quot;);&quot;1&quot;;&quot;1,&quot;);&quot;2&quot;;&quot;2,&quot;);&quot;3&quot;;&quot;3,&quot;)" office:value-type="string" office:string-value="10,0,3," calcext:value-type="string">
            <text:p>10,0,3,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L01</text:p>
          </table:table-cell>
          <table:table-cell table:formula="of:=INDEX([.$A$2:.$A$13];MATCH(LEFT([.B71];1);[.$B$2:.$B$13];0))&amp;&quot;,&quot;&amp;SUBSTITUTE(SUBSTITUTE(SUBSTITUTE(SUBSTITUTE(RIGHT([.B71];LEN([.B71])-1);&quot;0&quot;;&quot;0,&quot;);&quot;1&quot;;&quot;1,&quot;);&quot;2&quot;;&quot;2,&quot;);&quot;3&quot;;&quot;3,&quot;)" office:value-type="string" office:string-value="11,0,1," calcext:value-type="string">
            <text:p>11,0,1,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L02</text:p>
          </table:table-cell>
          <table:table-cell table:formula="of:=INDEX([.$A$2:.$A$13];MATCH(LEFT([.B72];1);[.$B$2:.$B$13];0))&amp;&quot;,&quot;&amp;SUBSTITUTE(SUBSTITUTE(SUBSTITUTE(SUBSTITUTE(RIGHT([.B72];LEN([.B72])-1);&quot;0&quot;;&quot;0,&quot;);&quot;1&quot;;&quot;1,&quot;);&quot;2&quot;;&quot;2,&quot;);&quot;3&quot;;&quot;3,&quot;)" office:value-type="string" office:string-value="11,0,2," calcext:value-type="string">
            <text:p>11,0,2,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L03</text:p>
          </table:table-cell>
          <table:table-cell table:formula="of:=INDEX([.$A$2:.$A$13];MATCH(LEFT([.B73];1);[.$B$2:.$B$13];0))&amp;&quot;,&quot;&amp;SUBSTITUTE(SUBSTITUTE(SUBSTITUTE(SUBSTITUTE(RIGHT([.B73];LEN([.B73])-1);&quot;0&quot;;&quot;0,&quot;);&quot;1&quot;;&quot;1,&quot;);&quot;2&quot;;&quot;2,&quot;);&quot;3&quot;;&quot;3,&quot;)" office:value-type="string" office:string-value="11,0,3," calcext:value-type="string">
            <text:p>11,0,3,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C11</text:p>
          </table:table-cell>
          <table:table-cell table:formula="of:=INDEX([.$A$2:.$A$13];MATCH(LEFT([.B74];1);[.$B$2:.$B$13];0))&amp;&quot;,&quot;&amp;SUBSTITUTE(SUBSTITUTE(SUBSTITUTE(SUBSTITUTE(RIGHT([.B74];LEN([.B74])-1);&quot;0&quot;;&quot;0,&quot;);&quot;1&quot;;&quot;1,&quot;);&quot;2&quot;;&quot;2,&quot;);&quot;3&quot;;&quot;3,&quot;)" office:value-type="string" office:string-value="2,1,1," calcext:value-type="string">
            <text:p>2,1,1,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C12</text:p>
          </table:table-cell>
          <table:table-cell table:formula="of:=INDEX([.$A$2:.$A$13];MATCH(LEFT([.B75];1);[.$B$2:.$B$13];0))&amp;&quot;,&quot;&amp;SUBSTITUTE(SUBSTITUTE(SUBSTITUTE(SUBSTITUTE(RIGHT([.B75];LEN([.B75])-1);&quot;0&quot;;&quot;0,&quot;);&quot;1&quot;;&quot;1,&quot;);&quot;2&quot;;&quot;2,&quot;);&quot;3&quot;;&quot;3,&quot;)" office:value-type="string" office:string-value="2,1,2," calcext:value-type="string">
            <text:p>2,1,2,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C13</text:p>
          </table:table-cell>
          <table:table-cell table:formula="of:=INDEX([.$A$2:.$A$13];MATCH(LEFT([.B76];1);[.$B$2:.$B$13];0))&amp;&quot;,&quot;&amp;SUBSTITUTE(SUBSTITUTE(SUBSTITUTE(SUBSTITUTE(RIGHT([.B76];LEN([.B76])-1);&quot;0&quot;;&quot;0,&quot;);&quot;1&quot;;&quot;1,&quot;);&quot;2&quot;;&quot;2,&quot;);&quot;3&quot;;&quot;3,&quot;)" office:value-type="string" office:string-value="2,1,3," calcext:value-type="string">
            <text:p>2,1,3,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C21</text:p>
          </table:table-cell>
          <table:table-cell table:formula="of:=INDEX([.$A$2:.$A$13];MATCH(LEFT([.B77];1);[.$B$2:.$B$13];0))&amp;&quot;,&quot;&amp;SUBSTITUTE(SUBSTITUTE(SUBSTITUTE(SUBSTITUTE(RIGHT([.B77];LEN([.B77])-1);&quot;0&quot;;&quot;0,&quot;);&quot;1&quot;;&quot;1,&quot;);&quot;2&quot;;&quot;2,&quot;);&quot;3&quot;;&quot;3,&quot;)" office:value-type="string" office:string-value="2,2,1," calcext:value-type="string">
            <text:p>2,2,1,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C22</text:p>
          </table:table-cell>
          <table:table-cell table:formula="of:=INDEX([.$A$2:.$A$13];MATCH(LEFT([.B78];1);[.$B$2:.$B$13];0))&amp;&quot;,&quot;&amp;SUBSTITUTE(SUBSTITUTE(SUBSTITUTE(SUBSTITUTE(RIGHT([.B78];LEN([.B78])-1);&quot;0&quot;;&quot;0,&quot;);&quot;1&quot;;&quot;1,&quot;);&quot;2&quot;;&quot;2,&quot;);&quot;3&quot;;&quot;3,&quot;)" office:value-type="string" office:string-value="2,2,2," calcext:value-type="string">
            <text:p>2,2,2,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C23</text:p>
          </table:table-cell>
          <table:table-cell table:formula="of:=INDEX([.$A$2:.$A$13];MATCH(LEFT([.B79];1);[.$B$2:.$B$13];0))&amp;&quot;,&quot;&amp;SUBSTITUTE(SUBSTITUTE(SUBSTITUTE(SUBSTITUTE(RIGHT([.B79];LEN([.B79])-1);&quot;0&quot;;&quot;0,&quot;);&quot;1&quot;;&quot;1,&quot;);&quot;2&quot;;&quot;2,&quot;);&quot;3&quot;;&quot;3,&quot;)" office:value-type="string" office:string-value="2,2,3," calcext:value-type="string">
            <text:p>2,2,3,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C31</text:p>
          </table:table-cell>
          <table:table-cell table:formula="of:=INDEX([.$A$2:.$A$13];MATCH(LEFT([.B80];1);[.$B$2:.$B$13];0))&amp;&quot;,&quot;&amp;SUBSTITUTE(SUBSTITUTE(SUBSTITUTE(SUBSTITUTE(RIGHT([.B80];LEN([.B80])-1);&quot;0&quot;;&quot;0,&quot;);&quot;1&quot;;&quot;1,&quot;);&quot;2&quot;;&quot;2,&quot;);&quot;3&quot;;&quot;3,&quot;)" office:value-type="string" office:string-value="2,3,1," calcext:value-type="string">
            <text:p>2,3,1,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C32</text:p>
          </table:table-cell>
          <table:table-cell table:formula="of:=INDEX([.$A$2:.$A$13];MATCH(LEFT([.B81];1);[.$B$2:.$B$13];0))&amp;&quot;,&quot;&amp;SUBSTITUTE(SUBSTITUTE(SUBSTITUTE(SUBSTITUTE(RIGHT([.B81];LEN([.B81])-1);&quot;0&quot;;&quot;0,&quot;);&quot;1&quot;;&quot;1,&quot;);&quot;2&quot;;&quot;2,&quot;);&quot;3&quot;;&quot;3,&quot;)" office:value-type="string" office:string-value="2,3,2," calcext:value-type="string">
            <text:p>2,3,2,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C33</text:p>
          </table:table-cell>
          <table:table-cell table:formula="of:=INDEX([.$A$2:.$A$13];MATCH(LEFT([.B82];1);[.$B$2:.$B$13];0))&amp;&quot;,&quot;&amp;SUBSTITUTE(SUBSTITUTE(SUBSTITUTE(SUBSTITUTE(RIGHT([.B82];LEN([.B82])-1);&quot;0&quot;;&quot;0,&quot;);&quot;1&quot;;&quot;1,&quot;);&quot;2&quot;;&quot;2,&quot;);&quot;3&quot;;&quot;3,&quot;)" office:value-type="string" office:string-value="2,3,3," calcext:value-type="string">
            <text:p>2,3,3,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D11</text:p>
          </table:table-cell>
          <table:table-cell table:formula="of:=INDEX([.$A$2:.$A$13];MATCH(LEFT([.B83];1);[.$B$2:.$B$13];0))&amp;&quot;,&quot;&amp;SUBSTITUTE(SUBSTITUTE(SUBSTITUTE(SUBSTITUTE(RIGHT([.B83];LEN([.B83])-1);&quot;0&quot;;&quot;0,&quot;);&quot;1&quot;;&quot;1,&quot;);&quot;2&quot;;&quot;2,&quot;);&quot;3&quot;;&quot;3,&quot;)" office:value-type="string" office:string-value="3,1,1," calcext:value-type="string">
            <text:p>3,1,1,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D12</text:p>
          </table:table-cell>
          <table:table-cell table:formula="of:=INDEX([.$A$2:.$A$13];MATCH(LEFT([.B84];1);[.$B$2:.$B$13];0))&amp;&quot;,&quot;&amp;SUBSTITUTE(SUBSTITUTE(SUBSTITUTE(SUBSTITUTE(RIGHT([.B84];LEN([.B84])-1);&quot;0&quot;;&quot;0,&quot;);&quot;1&quot;;&quot;1,&quot;);&quot;2&quot;;&quot;2,&quot;);&quot;3&quot;;&quot;3,&quot;)" office:value-type="string" office:string-value="3,1,2," calcext:value-type="string">
            <text:p>3,1,2,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D13</text:p>
          </table:table-cell>
          <table:table-cell table:formula="of:=INDEX([.$A$2:.$A$13];MATCH(LEFT([.B85];1);[.$B$2:.$B$13];0))&amp;&quot;,&quot;&amp;SUBSTITUTE(SUBSTITUTE(SUBSTITUTE(SUBSTITUTE(RIGHT([.B85];LEN([.B85])-1);&quot;0&quot;;&quot;0,&quot;);&quot;1&quot;;&quot;1,&quot;);&quot;2&quot;;&quot;2,&quot;);&quot;3&quot;;&quot;3,&quot;)" office:value-type="string" office:string-value="3,1,3," calcext:value-type="string">
            <text:p>3,1,3,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D21</text:p>
          </table:table-cell>
          <table:table-cell table:formula="of:=INDEX([.$A$2:.$A$13];MATCH(LEFT([.B86];1);[.$B$2:.$B$13];0))&amp;&quot;,&quot;&amp;SUBSTITUTE(SUBSTITUTE(SUBSTITUTE(SUBSTITUTE(RIGHT([.B86];LEN([.B86])-1);&quot;0&quot;;&quot;0,&quot;);&quot;1&quot;;&quot;1,&quot;);&quot;2&quot;;&quot;2,&quot;);&quot;3&quot;;&quot;3,&quot;)" office:value-type="string" office:string-value="3,2,1," calcext:value-type="string">
            <text:p>3,2,1,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D22</text:p>
          </table:table-cell>
          <table:table-cell table:formula="of:=INDEX([.$A$2:.$A$13];MATCH(LEFT([.B87];1);[.$B$2:.$B$13];0))&amp;&quot;,&quot;&amp;SUBSTITUTE(SUBSTITUTE(SUBSTITUTE(SUBSTITUTE(RIGHT([.B87];LEN([.B87])-1);&quot;0&quot;;&quot;0,&quot;);&quot;1&quot;;&quot;1,&quot;);&quot;2&quot;;&quot;2,&quot;);&quot;3&quot;;&quot;3,&quot;)" office:value-type="string" office:string-value="3,2,2," calcext:value-type="string">
            <text:p>3,2,2,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D23</text:p>
          </table:table-cell>
          <table:table-cell table:formula="of:=INDEX([.$A$2:.$A$13];MATCH(LEFT([.B88];1);[.$B$2:.$B$13];0))&amp;&quot;,&quot;&amp;SUBSTITUTE(SUBSTITUTE(SUBSTITUTE(SUBSTITUTE(RIGHT([.B88];LEN([.B88])-1);&quot;0&quot;;&quot;0,&quot;);&quot;1&quot;;&quot;1,&quot;);&quot;2&quot;;&quot;2,&quot;);&quot;3&quot;;&quot;3,&quot;)" office:value-type="string" office:string-value="3,2,3," calcext:value-type="string">
            <text:p>3,2,3,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D31</text:p>
          </table:table-cell>
          <table:table-cell table:formula="of:=INDEX([.$A$2:.$A$13];MATCH(LEFT([.B89];1);[.$B$2:.$B$13];0))&amp;&quot;,&quot;&amp;SUBSTITUTE(SUBSTITUTE(SUBSTITUTE(SUBSTITUTE(RIGHT([.B89];LEN([.B89])-1);&quot;0&quot;;&quot;0,&quot;);&quot;1&quot;;&quot;1,&quot;);&quot;2&quot;;&quot;2,&quot;);&quot;3&quot;;&quot;3,&quot;)" office:value-type="string" office:string-value="3,3,1," calcext:value-type="string">
            <text:p>3,3,1,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D32</text:p>
          </table:table-cell>
          <table:table-cell table:formula="of:=INDEX([.$A$2:.$A$13];MATCH(LEFT([.B90];1);[.$B$2:.$B$13];0))&amp;&quot;,&quot;&amp;SUBSTITUTE(SUBSTITUTE(SUBSTITUTE(SUBSTITUTE(RIGHT([.B90];LEN([.B90])-1);&quot;0&quot;;&quot;0,&quot;);&quot;1&quot;;&quot;1,&quot;);&quot;2&quot;;&quot;2,&quot;);&quot;3&quot;;&quot;3,&quot;)" office:value-type="string" office:string-value="3,3,2," calcext:value-type="string">
            <text:p>3,3,2,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D33</text:p>
          </table:table-cell>
          <table:table-cell table:formula="of:=INDEX([.$A$2:.$A$13];MATCH(LEFT([.B91];1);[.$B$2:.$B$13];0))&amp;&quot;,&quot;&amp;SUBSTITUTE(SUBSTITUTE(SUBSTITUTE(SUBSTITUTE(RIGHT([.B91];LEN([.B91])-1);&quot;0&quot;;&quot;0,&quot;);&quot;1&quot;;&quot;1,&quot;);&quot;2&quot;;&quot;2,&quot;);&quot;3&quot;;&quot;3,&quot;)" office:value-type="string" office:string-value="3,3,3," calcext:value-type="string">
            <text:p>3,3,3,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E11</text:p>
          </table:table-cell>
          <table:table-cell table:formula="of:=INDEX([.$A$2:.$A$13];MATCH(LEFT([.B92];1);[.$B$2:.$B$13];0))&amp;&quot;,&quot;&amp;SUBSTITUTE(SUBSTITUTE(SUBSTITUTE(SUBSTITUTE(RIGHT([.B92];LEN([.B92])-1);&quot;0&quot;;&quot;0,&quot;);&quot;1&quot;;&quot;1,&quot;);&quot;2&quot;;&quot;2,&quot;);&quot;3&quot;;&quot;3,&quot;)" office:value-type="string" office:string-value="4,1,1," calcext:value-type="string">
            <text:p>4,1,1,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string" calcext:value-type="string">
            <text:p>E12</text:p>
          </table:table-cell>
          <table:table-cell table:formula="of:=INDEX([.$A$2:.$A$13];MATCH(LEFT([.B93];1);[.$B$2:.$B$13];0))&amp;&quot;,&quot;&amp;SUBSTITUTE(SUBSTITUTE(SUBSTITUTE(SUBSTITUTE(RIGHT([.B93];LEN([.B93])-1);&quot;0&quot;;&quot;0,&quot;);&quot;1&quot;;&quot;1,&quot;);&quot;2&quot;;&quot;2,&quot;);&quot;3&quot;;&quot;3,&quot;)" office:value-type="string" office:string-value="4,1,2," calcext:value-type="string">
            <text:p>4,1,2,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string" calcext:value-type="string">
            <text:p>E13</text:p>
          </table:table-cell>
          <table:table-cell table:formula="of:=INDEX([.$A$2:.$A$13];MATCH(LEFT([.B94];1);[.$B$2:.$B$13];0))&amp;&quot;,&quot;&amp;SUBSTITUTE(SUBSTITUTE(SUBSTITUTE(SUBSTITUTE(RIGHT([.B94];LEN([.B94])-1);&quot;0&quot;;&quot;0,&quot;);&quot;1&quot;;&quot;1,&quot;);&quot;2&quot;;&quot;2,&quot;);&quot;3&quot;;&quot;3,&quot;)" office:value-type="string" office:string-value="4,1,3," calcext:value-type="string">
            <text:p>4,1,3,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string" calcext:value-type="string">
            <text:p>E21</text:p>
          </table:table-cell>
          <table:table-cell table:formula="of:=INDEX([.$A$2:.$A$13];MATCH(LEFT([.B95];1);[.$B$2:.$B$13];0))&amp;&quot;,&quot;&amp;SUBSTITUTE(SUBSTITUTE(SUBSTITUTE(SUBSTITUTE(RIGHT([.B95];LEN([.B95])-1);&quot;0&quot;;&quot;0,&quot;);&quot;1&quot;;&quot;1,&quot;);&quot;2&quot;;&quot;2,&quot;);&quot;3&quot;;&quot;3,&quot;)" office:value-type="string" office:string-value="4,2,1," calcext:value-type="string">
            <text:p>4,2,1,</text:p>
          </table:table-cell>
          <table:table-cell table:number-columns-repeated="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string" calcext:value-type="string">
            <text:p>E22</text:p>
          </table:table-cell>
          <table:table-cell table:formula="of:=INDEX([.$A$2:.$A$13];MATCH(LEFT([.B96];1);[.$B$2:.$B$13];0))&amp;&quot;,&quot;&amp;SUBSTITUTE(SUBSTITUTE(SUBSTITUTE(SUBSTITUTE(RIGHT([.B96];LEN([.B96])-1);&quot;0&quot;;&quot;0,&quot;);&quot;1&quot;;&quot;1,&quot;);&quot;2&quot;;&quot;2,&quot;);&quot;3&quot;;&quot;3,&quot;)" office:value-type="string" office:string-value="4,2,2," calcext:value-type="string">
            <text:p>4,2,2,</text:p>
          </table:table-cell>
          <table:table-cell table:number-columns-repeated="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string" calcext:value-type="string">
            <text:p>E23</text:p>
          </table:table-cell>
          <table:table-cell table:formula="of:=INDEX([.$A$2:.$A$13];MATCH(LEFT([.B97];1);[.$B$2:.$B$13];0))&amp;&quot;,&quot;&amp;SUBSTITUTE(SUBSTITUTE(SUBSTITUTE(SUBSTITUTE(RIGHT([.B97];LEN([.B97])-1);&quot;0&quot;;&quot;0,&quot;);&quot;1&quot;;&quot;1,&quot;);&quot;2&quot;;&quot;2,&quot;);&quot;3&quot;;&quot;3,&quot;)" office:value-type="string" office:string-value="4,2,3," calcext:value-type="string">
            <text:p>4,2,3,</text:p>
          </table:table-cell>
          <table:table-cell table:number-columns-repeated="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string" calcext:value-type="string">
            <text:p>E31</text:p>
          </table:table-cell>
          <table:table-cell table:formula="of:=INDEX([.$A$2:.$A$13];MATCH(LEFT([.B98];1);[.$B$2:.$B$13];0))&amp;&quot;,&quot;&amp;SUBSTITUTE(SUBSTITUTE(SUBSTITUTE(SUBSTITUTE(RIGHT([.B98];LEN([.B98])-1);&quot;0&quot;;&quot;0,&quot;);&quot;1&quot;;&quot;1,&quot;);&quot;2&quot;;&quot;2,&quot;);&quot;3&quot;;&quot;3,&quot;)" office:value-type="string" office:string-value="4,3,1," calcext:value-type="string">
            <text:p>4,3,1,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string" calcext:value-type="string">
            <text:p>E32</text:p>
          </table:table-cell>
          <table:table-cell table:formula="of:=INDEX([.$A$2:.$A$13];MATCH(LEFT([.B99];1);[.$B$2:.$B$13];0))&amp;&quot;,&quot;&amp;SUBSTITUTE(SUBSTITUTE(SUBSTITUTE(SUBSTITUTE(RIGHT([.B99];LEN([.B99])-1);&quot;0&quot;;&quot;0,&quot;);&quot;1&quot;;&quot;1,&quot;);&quot;2&quot;;&quot;2,&quot;);&quot;3&quot;;&quot;3,&quot;)" office:value-type="string" office:string-value="4,3,2," calcext:value-type="string">
            <text:p>4,3,2,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string" calcext:value-type="string">
            <text:p>E33</text:p>
          </table:table-cell>
          <table:table-cell table:formula="of:=INDEX([.$A$2:.$A$13];MATCH(LEFT([.B100];1);[.$B$2:.$B$13];0))&amp;&quot;,&quot;&amp;SUBSTITUTE(SUBSTITUTE(SUBSTITUTE(SUBSTITUTE(RIGHT([.B100];LEN([.B100])-1);&quot;0&quot;;&quot;0,&quot;);&quot;1&quot;;&quot;1,&quot;);&quot;2&quot;;&quot;2,&quot;);&quot;3&quot;;&quot;3,&quot;)" office:value-type="string" office:string-value="4,3,3," calcext:value-type="string">
            <text:p>4,3,3,</text:p>
          </table:table-cell>
          <table:table-cell table:number-columns-repeated="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string" calcext:value-type="string">
            <text:p>F11</text:p>
          </table:table-cell>
          <table:table-cell table:formula="of:=INDEX([.$A$2:.$A$13];MATCH(LEFT([.B101];1);[.$B$2:.$B$13];0))&amp;&quot;,&quot;&amp;SUBSTITUTE(SUBSTITUTE(SUBSTITUTE(SUBSTITUTE(RIGHT([.B101];LEN([.B101])-1);&quot;0&quot;;&quot;0,&quot;);&quot;1&quot;;&quot;1,&quot;);&quot;2&quot;;&quot;2,&quot;);&quot;3&quot;;&quot;3,&quot;)" office:value-type="string" office:string-value="5,1,1," calcext:value-type="string">
            <text:p>5,1,1,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string" calcext:value-type="string">
            <text:p>F12</text:p>
          </table:table-cell>
          <table:table-cell table:formula="of:=INDEX([.$A$2:.$A$13];MATCH(LEFT([.B102];1);[.$B$2:.$B$13];0))&amp;&quot;,&quot;&amp;SUBSTITUTE(SUBSTITUTE(SUBSTITUTE(SUBSTITUTE(RIGHT([.B102];LEN([.B102])-1);&quot;0&quot;;&quot;0,&quot;);&quot;1&quot;;&quot;1,&quot;);&quot;2&quot;;&quot;2,&quot;);&quot;3&quot;;&quot;3,&quot;)" office:value-type="string" office:string-value="5,1,2," calcext:value-type="string">
            <text:p>5,1,2,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string" calcext:value-type="string">
            <text:p>F13</text:p>
          </table:table-cell>
          <table:table-cell table:formula="of:=INDEX([.$A$2:.$A$13];MATCH(LEFT([.B103];1);[.$B$2:.$B$13];0))&amp;&quot;,&quot;&amp;SUBSTITUTE(SUBSTITUTE(SUBSTITUTE(SUBSTITUTE(RIGHT([.B103];LEN([.B103])-1);&quot;0&quot;;&quot;0,&quot;);&quot;1&quot;;&quot;1,&quot;);&quot;2&quot;;&quot;2,&quot;);&quot;3&quot;;&quot;3,&quot;)" office:value-type="string" office:string-value="5,1,3," calcext:value-type="string">
            <text:p>5,1,3,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string" calcext:value-type="string">
            <text:p>F21</text:p>
          </table:table-cell>
          <table:table-cell table:formula="of:=INDEX([.$A$2:.$A$13];MATCH(LEFT([.B104];1);[.$B$2:.$B$13];0))&amp;&quot;,&quot;&amp;SUBSTITUTE(SUBSTITUTE(SUBSTITUTE(SUBSTITUTE(RIGHT([.B104];LEN([.B104])-1);&quot;0&quot;;&quot;0,&quot;);&quot;1&quot;;&quot;1,&quot;);&quot;2&quot;;&quot;2,&quot;);&quot;3&quot;;&quot;3,&quot;)" office:value-type="string" office:string-value="5,2,1," calcext:value-type="string">
            <text:p>5,2,1,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string" calcext:value-type="string">
            <text:p>F22</text:p>
          </table:table-cell>
          <table:table-cell table:formula="of:=INDEX([.$A$2:.$A$13];MATCH(LEFT([.B105];1);[.$B$2:.$B$13];0))&amp;&quot;,&quot;&amp;SUBSTITUTE(SUBSTITUTE(SUBSTITUTE(SUBSTITUTE(RIGHT([.B105];LEN([.B105])-1);&quot;0&quot;;&quot;0,&quot;);&quot;1&quot;;&quot;1,&quot;);&quot;2&quot;;&quot;2,&quot;);&quot;3&quot;;&quot;3,&quot;)" office:value-type="string" office:string-value="5,2,2," calcext:value-type="string">
            <text:p>5,2,2,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string" calcext:value-type="string">
            <text:p>F23</text:p>
          </table:table-cell>
          <table:table-cell table:formula="of:=INDEX([.$A$2:.$A$13];MATCH(LEFT([.B106];1);[.$B$2:.$B$13];0))&amp;&quot;,&quot;&amp;SUBSTITUTE(SUBSTITUTE(SUBSTITUTE(SUBSTITUTE(RIGHT([.B106];LEN([.B106])-1);&quot;0&quot;;&quot;0,&quot;);&quot;1&quot;;&quot;1,&quot;);&quot;2&quot;;&quot;2,&quot;);&quot;3&quot;;&quot;3,&quot;)" office:value-type="string" office:string-value="5,2,3," calcext:value-type="string">
            <text:p>5,2,3,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string" calcext:value-type="string">
            <text:p>F31</text:p>
          </table:table-cell>
          <table:table-cell table:formula="of:=INDEX([.$A$2:.$A$13];MATCH(LEFT([.B107];1);[.$B$2:.$B$13];0))&amp;&quot;,&quot;&amp;SUBSTITUTE(SUBSTITUTE(SUBSTITUTE(SUBSTITUTE(RIGHT([.B107];LEN([.B107])-1);&quot;0&quot;;&quot;0,&quot;);&quot;1&quot;;&quot;1,&quot;);&quot;2&quot;;&quot;2,&quot;);&quot;3&quot;;&quot;3,&quot;)" office:value-type="string" office:string-value="5,3,1," calcext:value-type="string">
            <text:p>5,3,1,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string" calcext:value-type="string">
            <text:p>F32</text:p>
          </table:table-cell>
          <table:table-cell table:formula="of:=INDEX([.$A$2:.$A$13];MATCH(LEFT([.B108];1);[.$B$2:.$B$13];0))&amp;&quot;,&quot;&amp;SUBSTITUTE(SUBSTITUTE(SUBSTITUTE(SUBSTITUTE(RIGHT([.B108];LEN([.B108])-1);&quot;0&quot;;&quot;0,&quot;);&quot;1&quot;;&quot;1,&quot;);&quot;2&quot;;&quot;2,&quot;);&quot;3&quot;;&quot;3,&quot;)" office:value-type="string" office:string-value="5,3,2," calcext:value-type="string">
            <text:p>5,3,2,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string" calcext:value-type="string">
            <text:p>F33</text:p>
          </table:table-cell>
          <table:table-cell table:formula="of:=INDEX([.$A$2:.$A$13];MATCH(LEFT([.B109];1);[.$B$2:.$B$13];0))&amp;&quot;,&quot;&amp;SUBSTITUTE(SUBSTITUTE(SUBSTITUTE(SUBSTITUTE(RIGHT([.B109];LEN([.B109])-1);&quot;0&quot;;&quot;0,&quot;);&quot;1&quot;;&quot;1,&quot;);&quot;2&quot;;&quot;2,&quot;);&quot;3&quot;;&quot;3,&quot;)" office:value-type="string" office:string-value="5,3,3," calcext:value-type="string">
            <text:p>5,3,3,</text:p>
          </table:table-cell>
          <table:table-cell table:number-columns-repeated="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string" calcext:value-type="string">
            <text:p>G11</text:p>
          </table:table-cell>
          <table:table-cell table:formula="of:=INDEX([.$A$2:.$A$13];MATCH(LEFT([.B110];1);[.$B$2:.$B$13];0))&amp;&quot;,&quot;&amp;SUBSTITUTE(SUBSTITUTE(SUBSTITUTE(SUBSTITUTE(RIGHT([.B110];LEN([.B110])-1);&quot;0&quot;;&quot;0,&quot;);&quot;1&quot;;&quot;1,&quot;);&quot;2&quot;;&quot;2,&quot;);&quot;3&quot;;&quot;3,&quot;)" office:value-type="string" office:string-value="6,1,1," calcext:value-type="string">
            <text:p>6,1,1,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string" calcext:value-type="string">
            <text:p>G12</text:p>
          </table:table-cell>
          <table:table-cell table:formula="of:=INDEX([.$A$2:.$A$13];MATCH(LEFT([.B111];1);[.$B$2:.$B$13];0))&amp;&quot;,&quot;&amp;SUBSTITUTE(SUBSTITUTE(SUBSTITUTE(SUBSTITUTE(RIGHT([.B111];LEN([.B111])-1);&quot;0&quot;;&quot;0,&quot;);&quot;1&quot;;&quot;1,&quot;);&quot;2&quot;;&quot;2,&quot;);&quot;3&quot;;&quot;3,&quot;)" office:value-type="string" office:string-value="6,1,2," calcext:value-type="string">
            <text:p>6,1,2,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string" calcext:value-type="string">
            <text:p>G13</text:p>
          </table:table-cell>
          <table:table-cell table:formula="of:=INDEX([.$A$2:.$A$13];MATCH(LEFT([.B112];1);[.$B$2:.$B$13];0))&amp;&quot;,&quot;&amp;SUBSTITUTE(SUBSTITUTE(SUBSTITUTE(SUBSTITUTE(RIGHT([.B112];LEN([.B112])-1);&quot;0&quot;;&quot;0,&quot;);&quot;1&quot;;&quot;1,&quot;);&quot;2&quot;;&quot;2,&quot;);&quot;3&quot;;&quot;3,&quot;)" office:value-type="string" office:string-value="6,1,3," calcext:value-type="string">
            <text:p>6,1,3,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string" calcext:value-type="string">
            <text:p>G21</text:p>
          </table:table-cell>
          <table:table-cell table:formula="of:=INDEX([.$A$2:.$A$13];MATCH(LEFT([.B113];1);[.$B$2:.$B$13];0))&amp;&quot;,&quot;&amp;SUBSTITUTE(SUBSTITUTE(SUBSTITUTE(SUBSTITUTE(RIGHT([.B113];LEN([.B113])-1);&quot;0&quot;;&quot;0,&quot;);&quot;1&quot;;&quot;1,&quot;);&quot;2&quot;;&quot;2,&quot;);&quot;3&quot;;&quot;3,&quot;)" office:value-type="string" office:string-value="6,2,1," calcext:value-type="string">
            <text:p>6,2,1,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string" calcext:value-type="string">
            <text:p>G22</text:p>
          </table:table-cell>
          <table:table-cell table:formula="of:=INDEX([.$A$2:.$A$13];MATCH(LEFT([.B114];1);[.$B$2:.$B$13];0))&amp;&quot;,&quot;&amp;SUBSTITUTE(SUBSTITUTE(SUBSTITUTE(SUBSTITUTE(RIGHT([.B114];LEN([.B114])-1);&quot;0&quot;;&quot;0,&quot;);&quot;1&quot;;&quot;1,&quot;);&quot;2&quot;;&quot;2,&quot;);&quot;3&quot;;&quot;3,&quot;)" office:value-type="string" office:string-value="6,2,2," calcext:value-type="string">
            <text:p>6,2,2,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string" calcext:value-type="string">
            <text:p>G23</text:p>
          </table:table-cell>
          <table:table-cell table:formula="of:=INDEX([.$A$2:.$A$13];MATCH(LEFT([.B115];1);[.$B$2:.$B$13];0))&amp;&quot;,&quot;&amp;SUBSTITUTE(SUBSTITUTE(SUBSTITUTE(SUBSTITUTE(RIGHT([.B115];LEN([.B115])-1);&quot;0&quot;;&quot;0,&quot;);&quot;1&quot;;&quot;1,&quot;);&quot;2&quot;;&quot;2,&quot;);&quot;3&quot;;&quot;3,&quot;)" office:value-type="string" office:string-value="6,2,3," calcext:value-type="string">
            <text:p>6,2,3,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string" calcext:value-type="string">
            <text:p>G31</text:p>
          </table:table-cell>
          <table:table-cell table:formula="of:=INDEX([.$A$2:.$A$13];MATCH(LEFT([.B116];1);[.$B$2:.$B$13];0))&amp;&quot;,&quot;&amp;SUBSTITUTE(SUBSTITUTE(SUBSTITUTE(SUBSTITUTE(RIGHT([.B116];LEN([.B116])-1);&quot;0&quot;;&quot;0,&quot;);&quot;1&quot;;&quot;1,&quot;);&quot;2&quot;;&quot;2,&quot;);&quot;3&quot;;&quot;3,&quot;)" office:value-type="string" office:string-value="6,3,1," calcext:value-type="string">
            <text:p>6,3,1,</text:p>
          </table:table-cell>
          <table:table-cell table:number-columns-repeated="2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string" calcext:value-type="string">
            <text:p>G32</text:p>
          </table:table-cell>
          <table:table-cell table:formula="of:=INDEX([.$A$2:.$A$13];MATCH(LEFT([.B117];1);[.$B$2:.$B$13];0))&amp;&quot;,&quot;&amp;SUBSTITUTE(SUBSTITUTE(SUBSTITUTE(SUBSTITUTE(RIGHT([.B117];LEN([.B117])-1);&quot;0&quot;;&quot;0,&quot;);&quot;1&quot;;&quot;1,&quot;);&quot;2&quot;;&quot;2,&quot;);&quot;3&quot;;&quot;3,&quot;)" office:value-type="string" office:string-value="6,3,2," calcext:value-type="string">
            <text:p>6,3,2,</text:p>
          </table:table-cell>
          <table:table-cell table:number-columns-repeated="2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string" calcext:value-type="string">
            <text:p>G33</text:p>
          </table:table-cell>
          <table:table-cell table:formula="of:=INDEX([.$A$2:.$A$13];MATCH(LEFT([.B118];1);[.$B$2:.$B$13];0))&amp;&quot;,&quot;&amp;SUBSTITUTE(SUBSTITUTE(SUBSTITUTE(SUBSTITUTE(RIGHT([.B118];LEN([.B118])-1);&quot;0&quot;;&quot;0,&quot;);&quot;1&quot;;&quot;1,&quot;);&quot;2&quot;;&quot;2,&quot;);&quot;3&quot;;&quot;3,&quot;)" office:value-type="string" office:string-value="6,3,3," calcext:value-type="string">
            <text:p>6,3,3,</text:p>
          </table:table-cell>
          <table:table-cell table:number-columns-repeated="2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string" calcext:value-type="string">
            <text:p>H11</text:p>
          </table:table-cell>
          <table:table-cell table:formula="of:=INDEX([.$A$2:.$A$13];MATCH(LEFT([.B119];1);[.$B$2:.$B$13];0))&amp;&quot;,&quot;&amp;SUBSTITUTE(SUBSTITUTE(SUBSTITUTE(SUBSTITUTE(RIGHT([.B119];LEN([.B119])-1);&quot;0&quot;;&quot;0,&quot;);&quot;1&quot;;&quot;1,&quot;);&quot;2&quot;;&quot;2,&quot;);&quot;3&quot;;&quot;3,&quot;)" office:value-type="string" office:string-value="7,1,1," calcext:value-type="string">
            <text:p>7,1,1,</text:p>
          </table:table-cell>
          <table:table-cell table:number-columns-repeated="2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string" calcext:value-type="string">
            <text:p>H12</text:p>
          </table:table-cell>
          <table:table-cell table:formula="of:=INDEX([.$A$2:.$A$13];MATCH(LEFT([.B120];1);[.$B$2:.$B$13];0))&amp;&quot;,&quot;&amp;SUBSTITUTE(SUBSTITUTE(SUBSTITUTE(SUBSTITUTE(RIGHT([.B120];LEN([.B120])-1);&quot;0&quot;;&quot;0,&quot;);&quot;1&quot;;&quot;1,&quot;);&quot;2&quot;;&quot;2,&quot;);&quot;3&quot;;&quot;3,&quot;)" office:value-type="string" office:string-value="7,1,2," calcext:value-type="string">
            <text:p>7,1,2,</text:p>
          </table:table-cell>
          <table:table-cell table:number-columns-repeated="2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string" calcext:value-type="string">
            <text:p>H13</text:p>
          </table:table-cell>
          <table:table-cell table:formula="of:=INDEX([.$A$2:.$A$13];MATCH(LEFT([.B121];1);[.$B$2:.$B$13];0))&amp;&quot;,&quot;&amp;SUBSTITUTE(SUBSTITUTE(SUBSTITUTE(SUBSTITUTE(RIGHT([.B121];LEN([.B121])-1);&quot;0&quot;;&quot;0,&quot;);&quot;1&quot;;&quot;1,&quot;);&quot;2&quot;;&quot;2,&quot;);&quot;3&quot;;&quot;3,&quot;)" office:value-type="string" office:string-value="7,1,3," calcext:value-type="string">
            <text:p>7,1,3,</text:p>
          </table:table-cell>
          <table:table-cell table:number-columns-repeated="2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string" calcext:value-type="string">
            <text:p>H21</text:p>
          </table:table-cell>
          <table:table-cell table:formula="of:=INDEX([.$A$2:.$A$13];MATCH(LEFT([.B122];1);[.$B$2:.$B$13];0))&amp;&quot;,&quot;&amp;SUBSTITUTE(SUBSTITUTE(SUBSTITUTE(SUBSTITUTE(RIGHT([.B122];LEN([.B122])-1);&quot;0&quot;;&quot;0,&quot;);&quot;1&quot;;&quot;1,&quot;);&quot;2&quot;;&quot;2,&quot;);&quot;3&quot;;&quot;3,&quot;)" office:value-type="string" office:string-value="7,2,1," calcext:value-type="string">
            <text:p>7,2,1,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string" calcext:value-type="string">
            <text:p>H22</text:p>
          </table:table-cell>
          <table:table-cell table:formula="of:=INDEX([.$A$2:.$A$13];MATCH(LEFT([.B123];1);[.$B$2:.$B$13];0))&amp;&quot;,&quot;&amp;SUBSTITUTE(SUBSTITUTE(SUBSTITUTE(SUBSTITUTE(RIGHT([.B123];LEN([.B123])-1);&quot;0&quot;;&quot;0,&quot;);&quot;1&quot;;&quot;1,&quot;);&quot;2&quot;;&quot;2,&quot;);&quot;3&quot;;&quot;3,&quot;)" office:value-type="string" office:string-value="7,2,2," calcext:value-type="string">
            <text:p>7,2,2,</text:p>
          </table:table-cell>
          <table:table-cell table:number-columns-repeated="2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string" calcext:value-type="string">
            <text:p>H23</text:p>
          </table:table-cell>
          <table:table-cell table:formula="of:=INDEX([.$A$2:.$A$13];MATCH(LEFT([.B124];1);[.$B$2:.$B$13];0))&amp;&quot;,&quot;&amp;SUBSTITUTE(SUBSTITUTE(SUBSTITUTE(SUBSTITUTE(RIGHT([.B124];LEN([.B124])-1);&quot;0&quot;;&quot;0,&quot;);&quot;1&quot;;&quot;1,&quot;);&quot;2&quot;;&quot;2,&quot;);&quot;3&quot;;&quot;3,&quot;)" office:value-type="string" office:string-value="7,2,3," calcext:value-type="string">
            <text:p>7,2,3,</text:p>
          </table:table-cell>
          <table:table-cell table:number-columns-repeated="2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string" calcext:value-type="string">
            <text:p>H31</text:p>
          </table:table-cell>
          <table:table-cell table:formula="of:=INDEX([.$A$2:.$A$13];MATCH(LEFT([.B125];1);[.$B$2:.$B$13];0))&amp;&quot;,&quot;&amp;SUBSTITUTE(SUBSTITUTE(SUBSTITUTE(SUBSTITUTE(RIGHT([.B125];LEN([.B125])-1);&quot;0&quot;;&quot;0,&quot;);&quot;1&quot;;&quot;1,&quot;);&quot;2&quot;;&quot;2,&quot;);&quot;3&quot;;&quot;3,&quot;)" office:value-type="string" office:string-value="7,3,1," calcext:value-type="string">
            <text:p>7,3,1,</text:p>
          </table:table-cell>
          <table:table-cell table:number-columns-repeated="2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string" calcext:value-type="string">
            <text:p>H32</text:p>
          </table:table-cell>
          <table:table-cell table:formula="of:=INDEX([.$A$2:.$A$13];MATCH(LEFT([.B126];1);[.$B$2:.$B$13];0))&amp;&quot;,&quot;&amp;SUBSTITUTE(SUBSTITUTE(SUBSTITUTE(SUBSTITUTE(RIGHT([.B126];LEN([.B126])-1);&quot;0&quot;;&quot;0,&quot;);&quot;1&quot;;&quot;1,&quot;);&quot;2&quot;;&quot;2,&quot;);&quot;3&quot;;&quot;3,&quot;)" office:value-type="string" office:string-value="7,3,2," calcext:value-type="string">
            <text:p>7,3,2,</text:p>
          </table:table-cell>
          <table:table-cell table:number-columns-repeated="2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string" calcext:value-type="string">
            <text:p>H33</text:p>
          </table:table-cell>
          <table:table-cell table:formula="of:=INDEX([.$A$2:.$A$13];MATCH(LEFT([.B127];1);[.$B$2:.$B$13];0))&amp;&quot;,&quot;&amp;SUBSTITUTE(SUBSTITUTE(SUBSTITUTE(SUBSTITUTE(RIGHT([.B127];LEN([.B127])-1);&quot;0&quot;;&quot;0,&quot;);&quot;1&quot;;&quot;1,&quot;);&quot;2&quot;;&quot;2,&quot;);&quot;3&quot;;&quot;3,&quot;)" office:value-type="string" office:string-value="7,3,3," calcext:value-type="string">
            <text:p>7,3,3,</text:p>
          </table:table-cell>
          <table:table-cell table:number-columns-repeated="2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string" calcext:value-type="string">
            <text:p>I11</text:p>
          </table:table-cell>
          <table:table-cell table:formula="of:=INDEX([.$A$2:.$A$13];MATCH(LEFT([.B128];1);[.$B$2:.$B$13];0))&amp;&quot;,&quot;&amp;SUBSTITUTE(SUBSTITUTE(SUBSTITUTE(SUBSTITUTE(RIGHT([.B128];LEN([.B128])-1);&quot;0&quot;;&quot;0,&quot;);&quot;1&quot;;&quot;1,&quot;);&quot;2&quot;;&quot;2,&quot;);&quot;3&quot;;&quot;3,&quot;)" office:value-type="string" office:string-value="8,1,1," calcext:value-type="string">
            <text:p>8,1,1,</text:p>
          </table:table-cell>
          <table:table-cell table:number-columns-repeated="2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string" calcext:value-type="string">
            <text:p>I12</text:p>
          </table:table-cell>
          <table:table-cell table:formula="of:=INDEX([.$A$2:.$A$13];MATCH(LEFT([.B129];1);[.$B$2:.$B$13];0))&amp;&quot;,&quot;&amp;SUBSTITUTE(SUBSTITUTE(SUBSTITUTE(SUBSTITUTE(RIGHT([.B129];LEN([.B129])-1);&quot;0&quot;;&quot;0,&quot;);&quot;1&quot;;&quot;1,&quot;);&quot;2&quot;;&quot;2,&quot;);&quot;3&quot;;&quot;3,&quot;)" office:value-type="string" office:string-value="8,1,2," calcext:value-type="string">
            <text:p>8,1,2,</text:p>
          </table:table-cell>
          <table:table-cell table:number-columns-repeated="2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string" calcext:value-type="string">
            <text:p>I13</text:p>
          </table:table-cell>
          <table:table-cell table:formula="of:=INDEX([.$A$2:.$A$13];MATCH(LEFT([.B130];1);[.$B$2:.$B$13];0))&amp;&quot;,&quot;&amp;SUBSTITUTE(SUBSTITUTE(SUBSTITUTE(SUBSTITUTE(RIGHT([.B130];LEN([.B130])-1);&quot;0&quot;;&quot;0,&quot;);&quot;1&quot;;&quot;1,&quot;);&quot;2&quot;;&quot;2,&quot;);&quot;3&quot;;&quot;3,&quot;)" office:value-type="string" office:string-value="8,1,3," calcext:value-type="string">
            <text:p>8,1,3,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string" calcext:value-type="string">
            <text:p>I21</text:p>
          </table:table-cell>
          <table:table-cell table:formula="of:=INDEX([.$A$2:.$A$13];MATCH(LEFT([.B131];1);[.$B$2:.$B$13];0))&amp;&quot;,&quot;&amp;SUBSTITUTE(SUBSTITUTE(SUBSTITUTE(SUBSTITUTE(RIGHT([.B131];LEN([.B131])-1);&quot;0&quot;;&quot;0,&quot;);&quot;1&quot;;&quot;1,&quot;);&quot;2&quot;;&quot;2,&quot;);&quot;3&quot;;&quot;3,&quot;)" office:value-type="string" office:string-value="8,2,1," calcext:value-type="string">
            <text:p>8,2,1,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string" calcext:value-type="string">
            <text:p>I22</text:p>
          </table:table-cell>
          <table:table-cell table:formula="of:=INDEX([.$A$2:.$A$13];MATCH(LEFT([.B132];1);[.$B$2:.$B$13];0))&amp;&quot;,&quot;&amp;SUBSTITUTE(SUBSTITUTE(SUBSTITUTE(SUBSTITUTE(RIGHT([.B132];LEN([.B132])-1);&quot;0&quot;;&quot;0,&quot;);&quot;1&quot;;&quot;1,&quot;);&quot;2&quot;;&quot;2,&quot;);&quot;3&quot;;&quot;3,&quot;)" office:value-type="string" office:string-value="8,2,2," calcext:value-type="string">
            <text:p>8,2,2,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string" calcext:value-type="string">
            <text:p>I23</text:p>
          </table:table-cell>
          <table:table-cell table:formula="of:=INDEX([.$A$2:.$A$13];MATCH(LEFT([.B133];1);[.$B$2:.$B$13];0))&amp;&quot;,&quot;&amp;SUBSTITUTE(SUBSTITUTE(SUBSTITUTE(SUBSTITUTE(RIGHT([.B133];LEN([.B133])-1);&quot;0&quot;;&quot;0,&quot;);&quot;1&quot;;&quot;1,&quot;);&quot;2&quot;;&quot;2,&quot;);&quot;3&quot;;&quot;3,&quot;)" office:value-type="string" office:string-value="8,2,3," calcext:value-type="string">
            <text:p>8,2,3,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string" calcext:value-type="string">
            <text:p>I31</text:p>
          </table:table-cell>
          <table:table-cell table:formula="of:=INDEX([.$A$2:.$A$13];MATCH(LEFT([.B134];1);[.$B$2:.$B$13];0))&amp;&quot;,&quot;&amp;SUBSTITUTE(SUBSTITUTE(SUBSTITUTE(SUBSTITUTE(RIGHT([.B134];LEN([.B134])-1);&quot;0&quot;;&quot;0,&quot;);&quot;1&quot;;&quot;1,&quot;);&quot;2&quot;;&quot;2,&quot;);&quot;3&quot;;&quot;3,&quot;)" office:value-type="string" office:string-value="8,3,1," calcext:value-type="string">
            <text:p>8,3,1,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string" calcext:value-type="string">
            <text:p>I32</text:p>
          </table:table-cell>
          <table:table-cell table:formula="of:=INDEX([.$A$2:.$A$13];MATCH(LEFT([.B135];1);[.$B$2:.$B$13];0))&amp;&quot;,&quot;&amp;SUBSTITUTE(SUBSTITUTE(SUBSTITUTE(SUBSTITUTE(RIGHT([.B135];LEN([.B135])-1);&quot;0&quot;;&quot;0,&quot;);&quot;1&quot;;&quot;1,&quot;);&quot;2&quot;;&quot;2,&quot;);&quot;3&quot;;&quot;3,&quot;)" office:value-type="string" office:string-value="8,3,2," calcext:value-type="string">
            <text:p>8,3,2,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office:value-type="string" calcext:value-type="string">
            <text:p>I33</text:p>
          </table:table-cell>
          <table:table-cell table:formula="of:=INDEX([.$A$2:.$A$13];MATCH(LEFT([.B136];1);[.$B$2:.$B$13];0))&amp;&quot;,&quot;&amp;SUBSTITUTE(SUBSTITUTE(SUBSTITUTE(SUBSTITUTE(RIGHT([.B136];LEN([.B136])-1);&quot;0&quot;;&quot;0,&quot;);&quot;1&quot;;&quot;1,&quot;);&quot;2&quot;;&quot;2,&quot;);&quot;3&quot;;&quot;3,&quot;)" office:value-type="string" office:string-value="8,3,3," calcext:value-type="string">
            <text:p>8,3,3,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string" calcext:value-type="string">
            <text:p>J11</text:p>
          </table:table-cell>
          <table:table-cell table:formula="of:=INDEX([.$A$2:.$A$13];MATCH(LEFT([.B137];1);[.$B$2:.$B$13];0))&amp;&quot;,&quot;&amp;SUBSTITUTE(SUBSTITUTE(SUBSTITUTE(SUBSTITUTE(RIGHT([.B137];LEN([.B137])-1);&quot;0&quot;;&quot;0,&quot;);&quot;1&quot;;&quot;1,&quot;);&quot;2&quot;;&quot;2,&quot;);&quot;3&quot;;&quot;3,&quot;)" office:value-type="string" office:string-value="9,1,1," calcext:value-type="string">
            <text:p>9,1,1,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string" calcext:value-type="string">
            <text:p>J12</text:p>
          </table:table-cell>
          <table:table-cell table:formula="of:=INDEX([.$A$2:.$A$13];MATCH(LEFT([.B138];1);[.$B$2:.$B$13];0))&amp;&quot;,&quot;&amp;SUBSTITUTE(SUBSTITUTE(SUBSTITUTE(SUBSTITUTE(RIGHT([.B138];LEN([.B138])-1);&quot;0&quot;;&quot;0,&quot;);&quot;1&quot;;&quot;1,&quot;);&quot;2&quot;;&quot;2,&quot;);&quot;3&quot;;&quot;3,&quot;)" office:value-type="string" office:string-value="9,1,2," calcext:value-type="string">
            <text:p>9,1,2,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string" calcext:value-type="string">
            <text:p>J13</text:p>
          </table:table-cell>
          <table:table-cell table:formula="of:=INDEX([.$A$2:.$A$13];MATCH(LEFT([.B139];1);[.$B$2:.$B$13];0))&amp;&quot;,&quot;&amp;SUBSTITUTE(SUBSTITUTE(SUBSTITUTE(SUBSTITUTE(RIGHT([.B139];LEN([.B139])-1);&quot;0&quot;;&quot;0,&quot;);&quot;1&quot;;&quot;1,&quot;);&quot;2&quot;;&quot;2,&quot;);&quot;3&quot;;&quot;3,&quot;)" office:value-type="string" office:string-value="9,1,3," calcext:value-type="string">
            <text:p>9,1,3,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string" calcext:value-type="string">
            <text:p>J21</text:p>
          </table:table-cell>
          <table:table-cell table:formula="of:=INDEX([.$A$2:.$A$13];MATCH(LEFT([.B140];1);[.$B$2:.$B$13];0))&amp;&quot;,&quot;&amp;SUBSTITUTE(SUBSTITUTE(SUBSTITUTE(SUBSTITUTE(RIGHT([.B140];LEN([.B140])-1);&quot;0&quot;;&quot;0,&quot;);&quot;1&quot;;&quot;1,&quot;);&quot;2&quot;;&quot;2,&quot;);&quot;3&quot;;&quot;3,&quot;)" office:value-type="string" office:string-value="9,2,1," calcext:value-type="string">
            <text:p>9,2,1,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string" calcext:value-type="string">
            <text:p>J22</text:p>
          </table:table-cell>
          <table:table-cell table:formula="of:=INDEX([.$A$2:.$A$13];MATCH(LEFT([.B141];1);[.$B$2:.$B$13];0))&amp;&quot;,&quot;&amp;SUBSTITUTE(SUBSTITUTE(SUBSTITUTE(SUBSTITUTE(RIGHT([.B141];LEN([.B141])-1);&quot;0&quot;;&quot;0,&quot;);&quot;1&quot;;&quot;1,&quot;);&quot;2&quot;;&quot;2,&quot;);&quot;3&quot;;&quot;3,&quot;)" office:value-type="string" office:string-value="9,2,2," calcext:value-type="string">
            <text:p>9,2,2,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office:value-type="string" calcext:value-type="string">
            <text:p>J23</text:p>
          </table:table-cell>
          <table:table-cell table:formula="of:=INDEX([.$A$2:.$A$13];MATCH(LEFT([.B142];1);[.$B$2:.$B$13];0))&amp;&quot;,&quot;&amp;SUBSTITUTE(SUBSTITUTE(SUBSTITUTE(SUBSTITUTE(RIGHT([.B142];LEN([.B142])-1);&quot;0&quot;;&quot;0,&quot;);&quot;1&quot;;&quot;1,&quot;);&quot;2&quot;;&quot;2,&quot;);&quot;3&quot;;&quot;3,&quot;)" office:value-type="string" office:string-value="9,2,3," calcext:value-type="string">
            <text:p>9,2,3,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string" calcext:value-type="string">
            <text:p>J31</text:p>
          </table:table-cell>
          <table:table-cell table:formula="of:=INDEX([.$A$2:.$A$13];MATCH(LEFT([.B143];1);[.$B$2:.$B$13];0))&amp;&quot;,&quot;&amp;SUBSTITUTE(SUBSTITUTE(SUBSTITUTE(SUBSTITUTE(RIGHT([.B143];LEN([.B143])-1);&quot;0&quot;;&quot;0,&quot;);&quot;1&quot;;&quot;1,&quot;);&quot;2&quot;;&quot;2,&quot;);&quot;3&quot;;&quot;3,&quot;)" office:value-type="string" office:string-value="9,3,1," calcext:value-type="string">
            <text:p>9,3,1,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string" calcext:value-type="string">
            <text:p>J32</text:p>
          </table:table-cell>
          <table:table-cell table:formula="of:=INDEX([.$A$2:.$A$13];MATCH(LEFT([.B144];1);[.$B$2:.$B$13];0))&amp;&quot;,&quot;&amp;SUBSTITUTE(SUBSTITUTE(SUBSTITUTE(SUBSTITUTE(RIGHT([.B144];LEN([.B144])-1);&quot;0&quot;;&quot;0,&quot;);&quot;1&quot;;&quot;1,&quot;);&quot;2&quot;;&quot;2,&quot;);&quot;3&quot;;&quot;3,&quot;)" office:value-type="string" office:string-value="9,3,2," calcext:value-type="string">
            <text:p>9,3,2,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string" calcext:value-type="string">
            <text:p>J33</text:p>
          </table:table-cell>
          <table:table-cell table:formula="of:=INDEX([.$A$2:.$A$13];MATCH(LEFT([.B145];1);[.$B$2:.$B$13];0))&amp;&quot;,&quot;&amp;SUBSTITUTE(SUBSTITUTE(SUBSTITUTE(SUBSTITUTE(RIGHT([.B145];LEN([.B145])-1);&quot;0&quot;;&quot;0,&quot;);&quot;1&quot;;&quot;1,&quot;);&quot;2&quot;;&quot;2,&quot;);&quot;3&quot;;&quot;3,&quot;)" office:value-type="string" office:string-value="9,3,3," calcext:value-type="string">
            <text:p>9,3,3,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string" calcext:value-type="string">
            <text:p>K11</text:p>
          </table:table-cell>
          <table:table-cell table:formula="of:=INDEX([.$A$2:.$A$13];MATCH(LEFT([.B146];1);[.$B$2:.$B$13];0))&amp;&quot;,&quot;&amp;SUBSTITUTE(SUBSTITUTE(SUBSTITUTE(SUBSTITUTE(RIGHT([.B146];LEN([.B146])-1);&quot;0&quot;;&quot;0,&quot;);&quot;1&quot;;&quot;1,&quot;);&quot;2&quot;;&quot;2,&quot;);&quot;3&quot;;&quot;3,&quot;)" office:value-type="string" office:string-value="10,1,1," calcext:value-type="string">
            <text:p>10,1,1,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string" calcext:value-type="string">
            <text:p>K12</text:p>
          </table:table-cell>
          <table:table-cell table:formula="of:=INDEX([.$A$2:.$A$13];MATCH(LEFT([.B147];1);[.$B$2:.$B$13];0))&amp;&quot;,&quot;&amp;SUBSTITUTE(SUBSTITUTE(SUBSTITUTE(SUBSTITUTE(RIGHT([.B147];LEN([.B147])-1);&quot;0&quot;;&quot;0,&quot;);&quot;1&quot;;&quot;1,&quot;);&quot;2&quot;;&quot;2,&quot;);&quot;3&quot;;&quot;3,&quot;)" office:value-type="string" office:string-value="10,1,2," calcext:value-type="string">
            <text:p>10,1,2,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string" calcext:value-type="string">
            <text:p>K13</text:p>
          </table:table-cell>
          <table:table-cell table:formula="of:=INDEX([.$A$2:.$A$13];MATCH(LEFT([.B148];1);[.$B$2:.$B$13];0))&amp;&quot;,&quot;&amp;SUBSTITUTE(SUBSTITUTE(SUBSTITUTE(SUBSTITUTE(RIGHT([.B148];LEN([.B148])-1);&quot;0&quot;;&quot;0,&quot;);&quot;1&quot;;&quot;1,&quot;);&quot;2&quot;;&quot;2,&quot;);&quot;3&quot;;&quot;3,&quot;)" office:value-type="string" office:string-value="10,1,3," calcext:value-type="string">
            <text:p>10,1,3,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string" calcext:value-type="string">
            <text:p>K21</text:p>
          </table:table-cell>
          <table:table-cell table:formula="of:=INDEX([.$A$2:.$A$13];MATCH(LEFT([.B149];1);[.$B$2:.$B$13];0))&amp;&quot;,&quot;&amp;SUBSTITUTE(SUBSTITUTE(SUBSTITUTE(SUBSTITUTE(RIGHT([.B149];LEN([.B149])-1);&quot;0&quot;;&quot;0,&quot;);&quot;1&quot;;&quot;1,&quot;);&quot;2&quot;;&quot;2,&quot;);&quot;3&quot;;&quot;3,&quot;)" office:value-type="string" office:string-value="10,2,1," calcext:value-type="string">
            <text:p>10,2,1,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string" calcext:value-type="string">
            <text:p>K22</text:p>
          </table:table-cell>
          <table:table-cell table:formula="of:=INDEX([.$A$2:.$A$13];MATCH(LEFT([.B150];1);[.$B$2:.$B$13];0))&amp;&quot;,&quot;&amp;SUBSTITUTE(SUBSTITUTE(SUBSTITUTE(SUBSTITUTE(RIGHT([.B150];LEN([.B150])-1);&quot;0&quot;;&quot;0,&quot;);&quot;1&quot;;&quot;1,&quot;);&quot;2&quot;;&quot;2,&quot;);&quot;3&quot;;&quot;3,&quot;)" office:value-type="string" office:string-value="10,2,2," calcext:value-type="string">
            <text:p>10,2,2,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office:value-type="string" calcext:value-type="string">
            <text:p>K23</text:p>
          </table:table-cell>
          <table:table-cell table:formula="of:=INDEX([.$A$2:.$A$13];MATCH(LEFT([.B151];1);[.$B$2:.$B$13];0))&amp;&quot;,&quot;&amp;SUBSTITUTE(SUBSTITUTE(SUBSTITUTE(SUBSTITUTE(RIGHT([.B151];LEN([.B151])-1);&quot;0&quot;;&quot;0,&quot;);&quot;1&quot;;&quot;1,&quot;);&quot;2&quot;;&quot;2,&quot;);&quot;3&quot;;&quot;3,&quot;)" office:value-type="string" office:string-value="10,2,3," calcext:value-type="string">
            <text:p>10,2,3,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string" calcext:value-type="string">
            <text:p>K31</text:p>
          </table:table-cell>
          <table:table-cell table:formula="of:=INDEX([.$A$2:.$A$13];MATCH(LEFT([.B152];1);[.$B$2:.$B$13];0))&amp;&quot;,&quot;&amp;SUBSTITUTE(SUBSTITUTE(SUBSTITUTE(SUBSTITUTE(RIGHT([.B152];LEN([.B152])-1);&quot;0&quot;;&quot;0,&quot;);&quot;1&quot;;&quot;1,&quot;);&quot;2&quot;;&quot;2,&quot;);&quot;3&quot;;&quot;3,&quot;)" office:value-type="string" office:string-value="10,3,1," calcext:value-type="string">
            <text:p>10,3,1,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office:value-type="string" calcext:value-type="string">
            <text:p>K32</text:p>
          </table:table-cell>
          <table:table-cell table:formula="of:=INDEX([.$A$2:.$A$13];MATCH(LEFT([.B153];1);[.$B$2:.$B$13];0))&amp;&quot;,&quot;&amp;SUBSTITUTE(SUBSTITUTE(SUBSTITUTE(SUBSTITUTE(RIGHT([.B153];LEN([.B153])-1);&quot;0&quot;;&quot;0,&quot;);&quot;1&quot;;&quot;1,&quot;);&quot;2&quot;;&quot;2,&quot;);&quot;3&quot;;&quot;3,&quot;)" office:value-type="string" office:string-value="10,3,2," calcext:value-type="string">
            <text:p>10,3,2,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office:value-type="string" calcext:value-type="string">
            <text:p>K33</text:p>
          </table:table-cell>
          <table:table-cell table:formula="of:=INDEX([.$A$2:.$A$13];MATCH(LEFT([.B154];1);[.$B$2:.$B$13];0))&amp;&quot;,&quot;&amp;SUBSTITUTE(SUBSTITUTE(SUBSTITUTE(SUBSTITUTE(RIGHT([.B154];LEN([.B154])-1);&quot;0&quot;;&quot;0,&quot;);&quot;1&quot;;&quot;1,&quot;);&quot;2&quot;;&quot;2,&quot;);&quot;3&quot;;&quot;3,&quot;)" office:value-type="string" office:string-value="10,3,3," calcext:value-type="string">
            <text:p>10,3,3,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string" calcext:value-type="string">
            <text:p>L11</text:p>
          </table:table-cell>
          <table:table-cell table:formula="of:=INDEX([.$A$2:.$A$13];MATCH(LEFT([.B155];1);[.$B$2:.$B$13];0))&amp;&quot;,&quot;&amp;SUBSTITUTE(SUBSTITUTE(SUBSTITUTE(SUBSTITUTE(RIGHT([.B155];LEN([.B155])-1);&quot;0&quot;;&quot;0,&quot;);&quot;1&quot;;&quot;1,&quot;);&quot;2&quot;;&quot;2,&quot;);&quot;3&quot;;&quot;3,&quot;)" office:value-type="string" office:string-value="11,1,1," calcext:value-type="string">
            <text:p>11,1,1,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string" calcext:value-type="string">
            <text:p>L12</text:p>
          </table:table-cell>
          <table:table-cell table:formula="of:=INDEX([.$A$2:.$A$13];MATCH(LEFT([.B156];1);[.$B$2:.$B$13];0))&amp;&quot;,&quot;&amp;SUBSTITUTE(SUBSTITUTE(SUBSTITUTE(SUBSTITUTE(RIGHT([.B156];LEN([.B156])-1);&quot;0&quot;;&quot;0,&quot;);&quot;1&quot;;&quot;1,&quot;);&quot;2&quot;;&quot;2,&quot;);&quot;3&quot;;&quot;3,&quot;)" office:value-type="string" office:string-value="11,1,2," calcext:value-type="string">
            <text:p>11,1,2,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string" calcext:value-type="string">
            <text:p>L13</text:p>
          </table:table-cell>
          <table:table-cell table:formula="of:=INDEX([.$A$2:.$A$13];MATCH(LEFT([.B157];1);[.$B$2:.$B$13];0))&amp;&quot;,&quot;&amp;SUBSTITUTE(SUBSTITUTE(SUBSTITUTE(SUBSTITUTE(RIGHT([.B157];LEN([.B157])-1);&quot;0&quot;;&quot;0,&quot;);&quot;1&quot;;&quot;1,&quot;);&quot;2&quot;;&quot;2,&quot;);&quot;3&quot;;&quot;3,&quot;)" office:value-type="string" office:string-value="11,1,3," calcext:value-type="string">
            <text:p>11,1,3,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string" calcext:value-type="string">
            <text:p>L21</text:p>
          </table:table-cell>
          <table:table-cell table:formula="of:=INDEX([.$A$2:.$A$13];MATCH(LEFT([.B158];1);[.$B$2:.$B$13];0))&amp;&quot;,&quot;&amp;SUBSTITUTE(SUBSTITUTE(SUBSTITUTE(SUBSTITUTE(RIGHT([.B158];LEN([.B158])-1);&quot;0&quot;;&quot;0,&quot;);&quot;1&quot;;&quot;1,&quot;);&quot;2&quot;;&quot;2,&quot;);&quot;3&quot;;&quot;3,&quot;)" office:value-type="string" office:string-value="11,2,1," calcext:value-type="string">
            <text:p>11,2,1,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string" calcext:value-type="string">
            <text:p>L22</text:p>
          </table:table-cell>
          <table:table-cell table:formula="of:=INDEX([.$A$2:.$A$13];MATCH(LEFT([.B159];1);[.$B$2:.$B$13];0))&amp;&quot;,&quot;&amp;SUBSTITUTE(SUBSTITUTE(SUBSTITUTE(SUBSTITUTE(RIGHT([.B159];LEN([.B159])-1);&quot;0&quot;;&quot;0,&quot;);&quot;1&quot;;&quot;1,&quot;);&quot;2&quot;;&quot;2,&quot;);&quot;3&quot;;&quot;3,&quot;)" office:value-type="string" office:string-value="11,2,2," calcext:value-type="string">
            <text:p>11,2,2,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string" calcext:value-type="string">
            <text:p>L23</text:p>
          </table:table-cell>
          <table:table-cell table:formula="of:=INDEX([.$A$2:.$A$13];MATCH(LEFT([.B160];1);[.$B$2:.$B$13];0))&amp;&quot;,&quot;&amp;SUBSTITUTE(SUBSTITUTE(SUBSTITUTE(SUBSTITUTE(RIGHT([.B160];LEN([.B160])-1);&quot;0&quot;;&quot;0,&quot;);&quot;1&quot;;&quot;1,&quot;);&quot;2&quot;;&quot;2,&quot;);&quot;3&quot;;&quot;3,&quot;)" office:value-type="string" office:string-value="11,2,3," calcext:value-type="string">
            <text:p>11,2,3,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string" calcext:value-type="string">
            <text:p>L31</text:p>
          </table:table-cell>
          <table:table-cell table:formula="of:=INDEX([.$A$2:.$A$13];MATCH(LEFT([.B161];1);[.$B$2:.$B$13];0))&amp;&quot;,&quot;&amp;SUBSTITUTE(SUBSTITUTE(SUBSTITUTE(SUBSTITUTE(RIGHT([.B161];LEN([.B161])-1);&quot;0&quot;;&quot;0,&quot;);&quot;1&quot;;&quot;1,&quot;);&quot;2&quot;;&quot;2,&quot;);&quot;3&quot;;&quot;3,&quot;)" office:value-type="string" office:string-value="11,3,1," calcext:value-type="string">
            <text:p>11,3,1,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string" calcext:value-type="string">
            <text:p>L32</text:p>
          </table:table-cell>
          <table:table-cell table:formula="of:=INDEX([.$A$2:.$A$13];MATCH(LEFT([.B162];1);[.$B$2:.$B$13];0))&amp;&quot;,&quot;&amp;SUBSTITUTE(SUBSTITUTE(SUBSTITUTE(SUBSTITUTE(RIGHT([.B162];LEN([.B162])-1);&quot;0&quot;;&quot;0,&quot;);&quot;1&quot;;&quot;1,&quot;);&quot;2&quot;;&quot;2,&quot;);&quot;3&quot;;&quot;3,&quot;)" office:value-type="string" office:string-value="11,3,2," calcext:value-type="string">
            <text:p>11,3,2,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string" calcext:value-type="string">
            <text:p>L33</text:p>
          </table:table-cell>
          <table:table-cell table:formula="of:=INDEX([.$A$2:.$A$13];MATCH(LEFT([.B163];1);[.$B$2:.$B$13];0))&amp;&quot;,&quot;&amp;SUBSTITUTE(SUBSTITUTE(SUBSTITUTE(SUBSTITUTE(RIGHT([.B163];LEN([.B163])-1);&quot;0&quot;;&quot;0,&quot;);&quot;1&quot;;&quot;1,&quot;);&quot;2&quot;;&quot;2,&quot;);&quot;3&quot;;&quot;3,&quot;)" office:value-type="string" office:string-value="11,3,3," calcext:value-type="string">
            <text:p>11,3,3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5">00/00/0000</text:date>, <text:time style:data-style-name="N2" text:time-value="19:06:07.702017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05:49:48.086586255</meta:creation-date>
    <dc:date>2022-07-15T19:09:56.437687634</dc:date>
    <meta:editing-duration>PT13H17S</meta:editing-duration>
    <meta:editing-cycles>15</meta:editing-cycles>
    <meta:generator>LibreOffice/5.1.6.2$Linux_X86_64 LibreOffice_project/10m0$Build-2</meta:generator>
    <meta:document-statistic meta:table-count="1" meta:cell-count="492" meta:object-count="0"/>
  </office:meta>
</office:document-meta>
</file>